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Helvetica" svg:font-family="Helvetica, Arial, sans-serif"/>
    <style:font-face style:name="OpenSymbol" svg:font-family="OpenSymbol"/>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Arial2" svg:font-family="Arial" style:font-family-generic="swiss"/>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07in" fo:margin-left="-0.075in" table:align="left" style:writing-mode="lr-tb"/>
    </style:style>
    <style:style style:name="Table1.A" style:family="table-column">
      <style:table-column-properties style:column-width="3.325in"/>
    </style:style>
    <style:style style:name="Table1.B" style:family="table-column">
      <style:table-column-properties style:column-width="3.325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5.334in" fo:margin-left="-0.0069in" table:align="left" style:writing-mode="lr-tb"/>
    </style:style>
    <style:style style:name="Table2.A" style:family="table-column">
      <style:table-column-properties style:column-width="0.4451in"/>
    </style:style>
    <style:style style:name="Table2.B" style:family="table-column">
      <style:table-column-properties style:column-width="4.8889in"/>
    </style:style>
    <style:style style:name="Table2.1" style:family="table-row">
      <style:table-row-properties style:min-row-height="0.0007in" style:keep-together="true" fo:keep-together="auto"/>
    </style:style>
    <style:style style:name="Table2.A1" style:family="table-cell">
      <style:table-cell-properties style:vertical-align="middle" fo:background-color="#ffffff" fo:padding-left="0.0069in" fo:padding-right="0.0069in" fo:padding-top="0in" fo:padding-bottom="0in" fo:border="0.0069in solid #000001">
        <style:background-image/>
      </style:table-cell-properties>
    </style:style>
    <style:style style:name="Table3" style:family="table">
      <style:table-properties style:width="6.2611in" fo:margin-left="-0.0069in" table:align="left" style:writing-mode="lr-tb"/>
    </style:style>
    <style:style style:name="Table3.A" style:family="table-column">
      <style:table-column-properties style:column-width="0.4451in"/>
    </style:style>
    <style:style style:name="Table3.B" style:family="table-column">
      <style:table-column-properties style:column-width="5.816in"/>
    </style:style>
    <style:style style:name="Table3.1" style:family="table-row">
      <style:table-row-properties style:min-row-height="0.0007in" style:keep-together="true" fo:keep-together="auto"/>
    </style:style>
    <style:style style:name="Table3.A1" style:family="table-cell">
      <style:table-cell-properties style:vertical-align="middle" fo:background-color="#ffffff" fo:padding-left="0.0069in" fo:padding-right="0.0069in" fo:padding-top="0in" fo:padding-bottom="0in" fo:border="0.0069in solid #000001">
        <style:background-image/>
      </style:table-cell-properties>
    </style:style>
    <style:style style:name="Table4" style:family="table">
      <style:table-properties style:width="6.2611in" fo:margin-left="-0.0069in" table:align="left" style:writing-mode="lr-tb"/>
    </style:style>
    <style:style style:name="Table4.A" style:family="table-column">
      <style:table-column-properties style:column-width="0.4792in"/>
    </style:style>
    <style:style style:name="Table4.B" style:family="table-column">
      <style:table-column-properties style:column-width="5.7819in"/>
    </style:style>
    <style:style style:name="Table4.1" style:family="table-row">
      <style:table-row-properties style:min-row-height="0.0007in" style:keep-together="true" fo:keep-together="auto"/>
    </style:style>
    <style:style style:name="Table4.A1" style:family="table-cell">
      <style:table-cell-properties style:vertical-align="middle" fo:background-color="#ffffff" fo:padding-left="0.0069in" fo:padding-right="0.0069in" fo:padding-top="0in" fo:padding-bottom="0in" fo:border="0.0069in solid #000001">
        <style:background-image/>
      </style:table-cell-properties>
    </style:style>
    <style:style style:name="Table5" style:family="table">
      <style:table-properties style:width="4.1479in" table:align="left" fo:background-color="transparent" style:writing-mode="lr-tb">
        <style:background-image/>
      </style:table-properties>
    </style:style>
    <style:style style:name="Table5.A" style:family="table-column">
      <style:table-column-properties style:column-width="3.0528in"/>
    </style:style>
    <style:style style:name="Table5.B" style:family="table-column">
      <style:table-column-properties style:column-width="1.0951in"/>
    </style:style>
    <style:style style:name="Table5.A1" style:family="table-cell">
      <style:table-cell-properties style:vertical-align="middle" fo:background-color="#ffffff" fo:padding="0.0194in" fo:border="none">
        <style:background-image/>
      </style:table-cell-properties>
    </style:style>
    <style:style style:name="P1" style:family="paragraph" style:parent-style-name="Standard">
      <style:paragraph-properties fo:margin-top="0in" fo:margin-bottom="0in" fo:line-height="100%"/>
    </style:style>
    <style:style style:name="P2" style:family="paragraph" style:parent-style-name="Text_20_body">
      <style:paragraph-properties fo:margin-top="0in" fo:margin-bottom="0in" fo:line-height="150%" fo:text-align="justify" style:justify-single-word="false"/>
    </style:style>
    <style:style style:name="P3" style:family="paragraph" style:parent-style-name="Standard">
      <style:paragraph-properties fo:margin-top="0.0693in" fo:margin-bottom="0.0693in" fo:line-height="150%" fo:text-align="justify" style:justify-single-word="false"/>
    </style:style>
    <style:style style:name="P4" style:family="paragraph" style:parent-style-name="Text_20_body">
      <style:paragraph-properties fo:margin-top="0.0693in" fo:margin-bottom="0.0693in" fo:line-height="150%" fo:text-align="justify" style:justify-single-word="false"/>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text-align="justify" style:justify-single-word="false" fo:orphans="2" fo:widows="2" fo:text-indent="0in" style:auto-text-indent="false"/>
    </style:style>
    <style:style style:name="P7" style:family="paragraph" style:parent-style-name="Standard" style:master-page-name="Standard">
      <style:paragraph-properties fo:margin-left="0in" fo:margin-right="-0.0626in" fo:margin-top="0in" fo:margin-bottom="0.1665in" fo:text-indent="0in" style:auto-text-indent="false" style:page-number="auto"/>
      <style:text-properties style:font-name="Times New Roman" fo:font-size="12pt" fo:font-weight="bold" style:font-name-asian="Times New Roman1" style:font-size-asian="12pt" style:font-weight-asian="bold" style:font-name-complex="Times New Roman1"/>
    </style:style>
    <style:style style:name="P8" style:family="paragraph" style:parent-style-name="Standard" style:list-style-name="WWNum72">
      <style:paragraph-properties fo:line-height="150%" fo:text-align="justify" style:justify-single-word="false"/>
      <style:text-properties style:font-name="Times New Roman" fo:font-size="12pt" style:font-name-asian="Times New Roman1" style:font-size-asian="12pt" style:font-name-complex="Times New Roman1"/>
    </style:style>
    <style:style style:name="P9" style:family="paragraph" style:parent-style-name="Standard" style:list-style-name="WWNum74">
      <style:paragraph-properties fo:line-height="150%"/>
      <style:text-properties style:font-name="Times New Roman" fo:font-size="12pt" style:font-name-asian="Times New Roman1" style:font-size-asian="12pt" style:font-name-complex="Times New Roman1"/>
    </style:style>
    <style:style style:name="P10" style:family="paragraph" style:parent-style-name="Standard">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11" style:family="paragraph" style:parent-style-name="Standard">
      <style:paragraph-properties fo:margin-top="0in" fo:margin-bottom="0in" fo:line-height="150%" fo:text-align="center" style:justify-single-word="false"/>
      <style:text-properties style:font-name="Times New Roman" fo:font-size="12pt" fo:font-style="italic" fo:font-weight="bold" style:font-name-asian="Times New Roman1" style:font-size-asian="12pt" style:font-style-asian="italic" style:font-weight-asian="bold" style:font-name-complex="Times New Roman1"/>
    </style:style>
    <style:style style:name="P12" style:family="paragraph" style:parent-style-name="Standard">
      <style:paragraph-properties fo:margin-top="0in" fo:margin-bottom="0in" fo:line-height="150%" fo:text-align="center" style:justify-single-word="false"/>
      <style:text-properties style:font-name="Times New Roman" fo:font-size="12pt" fo:font-weight="bold" style:font-name-asian="Times New Roman1" style:font-size-asian="12pt" style:font-weight-asian="bold" style:font-name-complex="Times New Roman1"/>
    </style:style>
    <style:style style:name="P13" style:family="paragraph" style:parent-style-name="Standard">
      <style:paragraph-properties fo:margin-top="0in" fo:margin-bottom="0in"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14" style:family="paragraph" style:parent-style-name="Standard">
      <style:paragraph-properties fo:margin-top="0in" fo:margin-bottom="0in" fo:line-height="150%" fo:text-align="justify" style:justify-single-word="false">
        <style:tab-stops>
          <style:tab-stop style:position="2.8366in"/>
        </style:tab-stops>
      </style:paragraph-properties>
      <style:text-properties style:font-name="Times New Roman" fo:font-size="12pt" fo:font-weight="bold" style:font-name-asian="Times New Roman1" style:font-size-asian="12pt" style:font-weight-asian="bold" style:font-name-complex="Times New Roman1"/>
    </style:style>
    <style:style style:name="P15" style:family="paragraph" style:parent-style-name="Standard">
      <style:paragraph-properties fo:margin-top="0in" fo:margin-bottom="0in" fo:line-height="100%" fo:text-align="justify" style:justify-single-word="false">
        <style:tab-stops>
          <style:tab-stop style:position="2.8366in"/>
        </style:tab-stops>
      </style:paragraph-properties>
      <style:text-properties style:font-name="Times New Roman" fo:font-size="12pt" fo:font-weight="bold" style:font-name-asian="Times New Roman1" style:font-size-asian="12pt" style:font-weight-asian="bold" style:font-name-complex="Times New Roman1"/>
    </style:style>
    <style:style style:name="P16" style:family="paragraph" style:parent-style-name="Standard">
      <style:paragraph-properties fo:margin-top="0in" fo:margin-bottom="0in" fo:line-height="100%" fo:text-align="justify" style:justify-single-word="false">
        <style:tab-stops>
          <style:tab-stop style:position="2.8366in"/>
        </style:tab-stops>
      </style:paragraph-properties>
      <style:text-properties style:font-name="Times New Roman" fo:font-size="12pt" style:font-name-asian="Times New Roman1" style:font-size-asian="12pt" style:font-name-complex="Times New Roman1"/>
    </style:style>
    <style:style style:name="P17" style:family="paragraph" style:parent-style-name="Standard" style:list-style-name="WWNum2">
      <style:paragraph-properties fo:margin-top="0in" fo:margin-bottom="0in" fo:line-height="100%" fo:text-align="justify" style:justify-single-word="false">
        <style:tab-stops>
          <style:tab-stop style:position="2.8366in"/>
        </style:tab-stops>
      </style:paragraph-properties>
      <style:text-properties style:font-name="Times New Roman" fo:font-size="12pt" style:font-name-asian="Times New Roman1" style:font-size-asian="12pt" style:font-name-complex="Times New Roman1"/>
    </style:style>
    <style:style style:name="P18" style:family="paragraph" style:parent-style-name="Standard" style:list-style-name="WWNum3">
      <style:paragraph-properties fo:margin-top="0in" fo:margin-bottom="0in" fo:line-height="100%" fo:text-align="justify" style:justify-single-word="false">
        <style:tab-stops>
          <style:tab-stop style:position="2.8366in"/>
        </style:tab-stops>
      </style:paragraph-properties>
      <style:text-properties style:font-name="Times New Roman" fo:font-size="12pt" style:font-name-asian="Times New Roman1" style:font-size-asian="12pt" style:font-name-complex="Times New Roman1"/>
    </style:style>
    <style:style style:name="P19" style:family="paragraph" style:parent-style-name="Standard">
      <style:paragraph-properties fo:margin-top="0in" fo:margin-bottom="0in" fo:line-height="150%" fo:text-align="justify" style:justify-single-word="false"/>
      <style:text-properties style:font-name="Times New Roman" fo:font-size="12pt" style:font-name-asian="Times New Roman1" style:font-size-asian="12pt" style:font-name-complex="Times New Roman1"/>
    </style:style>
    <style:style style:name="P20" style:family="paragraph" style:parent-style-name="Standard" style:list-style-name="WWNum3">
      <style:paragraph-properties fo:margin-top="0in" fo:margin-bottom="0in" fo:line-height="150%" fo:text-align="justify" style:justify-single-word="false">
        <style:tab-stops>
          <style:tab-stop style:position="2.8366in"/>
        </style:tab-stops>
      </style:paragraph-properties>
      <style:text-properties style:font-name="Times New Roman" fo:font-size="12pt" style:font-name-asian="Times New Roman1" style:font-size-asian="12pt" style:font-name-complex="Times New Roman1"/>
    </style:style>
    <style:style style:name="P21" style:family="paragraph" style:parent-style-name="Standard">
      <style:paragraph-properties fo:margin-top="0in" fo:margin-bottom="0in" fo:line-height="100%" fo:text-align="justify" style:justify-single-word="false">
        <style:tab-stops>
          <style:tab-stop style:position="2.8366in"/>
        </style:tab-stops>
      </style:paragraph-properties>
      <style:text-properties style:font-name="Times New Roman"/>
    </style:style>
    <style:style style:name="P22" style:family="paragraph" style:parent-style-name="Standard">
      <style:paragraph-properties fo:margin-top="0.0693in" fo:margin-bottom="0.0693in" fo:line-height="150%" fo:text-align="justify" style:justify-single-word="false"/>
      <style:text-properties style:font-name="Times New Roman" fo:font-size="12pt" style:font-name-asian="Times New Roman1" style:font-size-asian="12pt" style:font-name-complex="Times New Roman1"/>
    </style:style>
    <style:style style:name="P23" style:family="paragraph" style:parent-style-name="Standard">
      <style:paragraph-properties fo:margin-top="0.0693in" fo:margin-bottom="0.0693in"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24" style:family="paragraph" style:parent-style-name="Standard">
      <style:paragraph-properties fo:margin-top="0.0693in" fo:margin-bottom="0.0693in" fo:line-height="150%" fo:text-align="justify" style:justify-single-word="false"/>
    </style:style>
    <style:style style:name="P25" style:family="paragraph" style:parent-style-name="Standard">
      <style:paragraph-properties fo:margin-top="0.0693in" fo:margin-bottom="0.0693in" fo:line-height="150%" fo:text-align="justify" style:justify-single-word="false"/>
      <style:text-properties style:font-name="Times New Roman" fo:font-size="12pt" style:font-name-asian="Times New Roman1" style:font-size-asian="12pt" style:font-name-complex="Times New Roman1"/>
    </style:style>
    <style:style style:name="P26" style:family="paragraph" style:parent-style-name="Standard">
      <style:paragraph-properties fo:margin-top="0.0693in" fo:margin-bottom="0.0693in"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27" style:family="paragraph" style:parent-style-name="Standard">
      <style:paragraph-properties fo:margin-top="0.0693in" fo:margin-bottom="0.0693in" fo:line-height="150%" fo:text-align="center" style:justify-single-word="false"/>
      <style:text-properties style:font-name="Times New Roman" fo:font-size="12pt" fo:font-weight="bold" style:font-name-asian="Times New Roman1" style:font-size-asian="12pt" style:font-weight-asian="bold" style:font-name-complex="Times New Roman1"/>
    </style:style>
    <style:style style:name="P28" style:family="paragraph" style:parent-style-name="Standard">
      <style:paragraph-properties fo:margin-top="0.0693in" fo:margin-bottom="0.0693in" fo:line-height="150%" fo:text-align="justify" style:justify-single-word="false"/>
      <style:text-properties style:font-name="Times New Roman"/>
    </style:style>
    <style:style style:name="P29" style:family="paragraph" style:parent-style-name="Standard">
      <style:paragraph-properties fo:margin-top="0.0693in" fo:margin-bottom="0.0693in" fo:line-height="150%" fo:text-align="center" style:justify-single-word="false"/>
      <style:text-properties style:font-name="Times New Roman"/>
    </style:style>
    <style:style style:name="P30" style:family="paragraph" style:parent-style-name="Standard">
      <style:paragraph-properties fo:margin-top="0.0693in" fo:margin-bottom="0.0693in" fo:line-height="150%" fo:text-align="justify" style:justify-single-word="false"/>
      <style:text-properties style:font-name="Times New Roman" fo:font-size="10pt" fo:font-weight="bold" style:font-name-asian="Times New Roman1" style:font-size-asian="10pt" style:font-weight-asian="bold" style:font-name-complex="Times New Roman1"/>
    </style:style>
    <style:style style:name="P31" style:family="paragraph" style:parent-style-name="Standard" style:list-style-name="WWNum26">
      <style:paragraph-properties fo:margin-left="0.5in" fo:margin-right="0in" fo:margin-top="0.0693in" fo:margin-bottom="0.0693in" fo:line-height="150%" fo:text-align="justify" style:justify-single-word="false" fo:text-indent="-0.25in" style:auto-text-indent="false">
        <style:tab-stops>
          <style:tab-stop style:position="0.5in"/>
        </style:tab-stops>
      </style:paragraph-properties>
    </style:style>
    <style:style style:name="P32" style:family="paragraph" style:parent-style-name="Standard" style:list-style-name="WWNum27">
      <style:paragraph-properties fo:margin-left="0.5in" fo:margin-right="0in" fo:margin-top="0.0693in" fo:margin-bottom="0.0693in" fo:line-height="150%" fo:text-align="justify" style:justify-single-word="false" fo:text-indent="-0.25in" style:auto-text-indent="false">
        <style:tab-stops>
          <style:tab-stop style:position="0.5in"/>
        </style:tab-stops>
      </style:paragraph-properties>
    </style:style>
    <style:style style:name="P33" style:family="paragraph" style:parent-style-name="Standard" style:list-style-name="WWNum25">
      <style:paragraph-properties fo:margin-left="0.5in" fo:margin-right="0in" fo:margin-top="0.0693in" fo:margin-bottom="0.0693in" fo:line-height="150%" fo:text-align="justify" style:justify-single-word="false" fo:text-indent="-0.25in" style:auto-text-indent="false">
        <style:tab-stops>
          <style:tab-stop style:position="0.5in"/>
        </style:tab-stops>
      </style:paragraph-properties>
      <style:text-properties style:font-name="Times New Roman" fo:font-size="12pt" style:font-name-asian="Times New Roman1" style:font-size-asian="12pt" style:font-name-complex="Times New Roman1"/>
    </style:style>
    <style:style style:name="P34" style:family="paragraph" style:parent-style-name="Standard" style:list-style-name="WWNum27">
      <style:paragraph-properties fo:margin-left="0.5in" fo:margin-right="0in" fo:margin-top="0.0693in" fo:margin-bottom="0.0693in" fo:line-height="150%" fo:text-align="justify" style:justify-single-word="false" fo:text-indent="-0.25in" style:auto-text-indent="false">
        <style:tab-stops>
          <style:tab-stop style:position="0.5in"/>
        </style:tab-stops>
      </style:paragraph-properties>
      <style:text-properties style:font-name="Times New Roman" fo:font-size="12pt" style:font-name-asian="Times New Roman1" style:font-size-asian="12pt" style:font-name-complex="Times New Roman1"/>
    </style:style>
    <style:style style:name="P35" style:family="paragraph" style:parent-style-name="Standard" style:list-style-name="WWNum28">
      <style:paragraph-properties fo:margin-left="0.5in" fo:margin-right="0in" fo:margin-top="0.0693in" fo:margin-bottom="0.0693in" fo:line-height="150%" fo:text-align="justify" style:justify-single-word="false" fo:text-indent="-0.25in" style:auto-text-indent="false">
        <style:tab-stops>
          <style:tab-stop style:position="0.5in"/>
        </style:tab-stops>
      </style:paragraph-properties>
      <style:text-properties style:font-name="Times New Roman" fo:font-size="12pt" style:font-name-asian="Times New Roman1" style:font-size-asian="12pt" style:font-name-complex="Times New Roman1"/>
    </style:style>
    <style:style style:name="P36" style:family="paragraph" style:parent-style-name="Standard">
      <style:paragraph-properties fo:margin-left="0.25in" fo:margin-right="0in" fo:margin-top="0in" fo:margin-bottom="0in" fo:line-height="150%" fo:text-align="justify" style:justify-single-word="false" fo:text-indent="0in" style:auto-text-indent="false">
        <style:tab-stops>
          <style:tab-stop style:position="2.8366in"/>
        </style:tab-stops>
      </style:paragraph-properties>
      <style:text-properties style:font-name="Times New Roman"/>
    </style:style>
    <style:style style:name="P37" style:family="paragraph" style:parent-style-name="Standard">
      <style:paragraph-properties fo:margin-left="0.25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style>
    <style:style style:name="P38" style:family="paragraph" style:parent-style-name="Standard">
      <style:paragraph-properties fo:margin-top="0.139in" fo:margin-bottom="0in" fo:line-height="150%" fo:text-align="justify" style:justify-single-word="false" fo:keep-together="always" fo:keep-with-next="always"/>
      <style:text-properties style:font-name="Times New Roman" fo:font-size="12pt" fo:font-weight="bold" style:font-name-asian="Times New Roman1" style:font-size-asian="12pt" style:font-weight-asian="bold" style:font-name-complex="Times New Roman1"/>
    </style:style>
    <style:style style:name="P39"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610b4b" style:font-name="Times New Roman" fo:font-size="15.75pt" fo:letter-spacing="normal" fo:font-style="normal" fo:font-weight="normal"/>
    </style:style>
    <style:style style:name="P40" style:family="paragraph" style:parent-style-name="Table_20_Contents">
      <style:paragraph-properties fo:line-height="142%" fo:padding="0.0835in" fo:border="0.0008in solid #dddddd"/>
      <style:text-properties style:font-name="Times New Roman"/>
    </style:style>
    <style:style style:name="P41" style:family="paragraph" style:parent-style-name="List_20_Paragraph" style:list-style-name="WWNum70">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42" style:family="paragraph" style:parent-style-name="List_20_Paragraph" style:list-style-name="WWNum71">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43" style:family="paragraph" style:parent-style-name="List_20_Paragraph" style:list-style-name="WWNum73">
      <style:paragraph-properties fo:line-height="150%" fo:text-align="justify" style:justify-single-word="false"/>
      <style:text-properties style:font-name="Times New Roman" fo:font-size="12pt" style:font-name-asian="Times New Roman1" style:font-size-asian="12pt" style:font-name-complex="Times New Roman1"/>
    </style:style>
    <style:style style:name="P44" style:family="paragraph" style:parent-style-name="List_20_Paragraph" style:list-style-name="WWNum75">
      <style:paragraph-properties fo:line-height="150%"/>
      <style:text-properties style:font-name="Times New Roman" fo:font-size="12pt" style:font-name-asian="Times New Roman1" style:font-size-asian="12pt" style:font-name-complex="Times New Roman1"/>
    </style:style>
    <style:style style:name="P45"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38" style:font-name="Times New Roman" fo:font-size="18.75pt" fo:letter-spacing="normal" fo:font-style="normal" fo:font-weight="normal"/>
    </style:style>
    <style:style style:name="P46" style:family="paragraph" style:parent-style-name="Heading_20_2">
      <style:text-properties fo:color="#610b38" style:font-name="Times New Roman" fo:font-size="18.75pt" fo:font-weight="normal"/>
    </style:style>
    <style:style style:name="P47" style:family="paragraph" style:parent-style-name="Text_20_body">
      <style:text-properties style:font-name="Times New Roman"/>
    </style:style>
    <style:style style:name="P48" style:family="paragraph" style:parent-style-name="Text_20_body" style:list-style-name="L1">
      <style:paragraph-properties fo:margin-left="0in" fo:margin-right="0in" fo:margin-top="0.0417in" fo:margin-bottom="0.0835in" style:line-height-at-least="0.2602in"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Times New Roman" fo:font-size="12pt" fo:letter-spacing="normal" fo:font-style="normal" fo:font-weight="normal"/>
    </style:style>
    <style:style style:name="P50" style:family="paragraph" style:parent-style-name="Text_20_body">
      <style:paragraph-properties fo:margin-left="0in" fo:margin-right="0in" fo:orphans="2" fo:widows="2" fo:text-indent="0in" style:auto-text-indent="false"/>
      <style:text-properties style:font-name="Times New Roman"/>
    </style:style>
    <style:style style:name="P51" style:family="paragraph" style:parent-style-name="Text_20_body">
      <style:paragraph-properties fo:margin-left="0in" fo:margin-right="0in" fo:margin-top="0in" fo:margin-bottom="0.1665in" style:line-height-at-least="0.25in" fo:orphans="2" fo:widows="2" fo:text-indent="0in" style:auto-text-indent="false" fo:padding="0in" fo:border="none"/>
    </style:style>
    <style:style style:name="P52" style:family="paragraph" style:parent-style-name="Text_20_body">
      <style:paragraph-properties fo:margin-left="0in" fo:margin-right="0in" fo:margin-top="0in" fo:margin-bottom="0.1665in" style:line-height-at-least="0.25in" fo:orphans="2" fo:widows="2" fo:text-indent="0in" style:auto-text-indent="false" fo:padding="0in" fo:border="none"/>
      <style:text-properties fo:font-variant="normal" fo:text-transform="none" style:font-name="Times New Roman" fo:font-size="12.75pt" fo:letter-spacing="normal" fo:font-style="normal" fo:font-weight="normal"/>
    </style:style>
    <style:style style:name="P53" style:family="paragraph" style:parent-style-name="Text_20_body">
      <style:paragraph-properties fo:margin-left="0in" fo:margin-right="0in" fo:margin-top="0in" fo:margin-bottom="0in" fo:text-align="center" style:justify-single-word="false" fo:orphans="2" fo:widows="2" fo:text-indent="0in" style:auto-text-indent="false"/>
      <style:text-properties style:font-name="Times New Roman"/>
    </style:style>
    <style:style style:name="P54" style:family="paragraph" style:parent-style-name="Text_20_body" style:list-style-name="L1">
      <style:paragraph-properties fo:margin-top="0.0417in" fo:margin-bottom="0.0835in" style:line-height-at-least="0.2602in" fo:text-align="justify" style:justify-single-word="false" fo:orphans="2" fo:widows="2"/>
      <style:text-properties fo:font-variant="normal" fo:text-transform="none" fo:color="#000000" style:font-name="Times New Roman" fo:font-size="12pt" fo:letter-spacing="normal" fo:font-style="normal" fo:font-weight="normal"/>
    </style:style>
    <style:style style:name="P55" style:family="paragraph" style:parent-style-name="Text_20_body" style:list-style-name="L2">
      <style:paragraph-properties fo:margin-top="0.0417in" fo:margin-bottom="0.0835in" style:line-height-at-least="0.2602in" fo:text-align="justify" style:justify-single-word="false" fo:orphans="2" fo:widows="2"/>
      <style:text-properties fo:font-variant="normal" fo:text-transform="none" fo:color="#000000" style:font-name="Times New Roman" fo:font-size="12pt" fo:letter-spacing="normal" fo:font-style="normal" fo:font-weight="normal"/>
    </style:style>
    <style:style style:name="P56" style:family="paragraph" style:parent-style-name="Text_20_body" style:list-style-name="L3">
      <style:paragraph-properties fo:margin-top="0.0417in" fo:margin-bottom="0.0835in" style:line-height-at-least="0.2602in" fo:text-align="justify" style:justify-single-word="false" fo:orphans="2" fo:widows="2"/>
      <style:text-properties fo:font-variant="normal" fo:text-transform="none" fo:color="#000000" style:font-name="Times New Roman" fo:font-size="12pt" fo:letter-spacing="normal" fo:font-style="normal" fo:font-weight="normal"/>
    </style:style>
    <style:style style:name="P57" style:family="paragraph" style:parent-style-name="Text_20_body" style:list-style-name="L4">
      <style:paragraph-properties fo:margin-top="0.0417in" fo:margin-bottom="0.0835in" style:line-height-at-least="0.2602in" fo:text-align="justify" style:justify-single-word="false" fo:orphans="2" fo:widows="2"/>
      <style:text-properties fo:font-variant="normal" fo:text-transform="none" fo:color="#000000" style:font-name="Times New Roman" fo:font-size="12pt" fo:letter-spacing="normal" fo:font-style="normal" fo:font-weight="normal"/>
    </style:style>
    <style:style style:name="P58" style:family="paragraph" style:parent-style-name="Text_20_body" style:list-style-name="L5">
      <style:paragraph-properties fo:margin-top="0.0417in" fo:margin-bottom="0.0835in" style:line-height-at-least="0.2602in" fo:text-align="justify" style:justify-single-word="false" fo:orphans="2" fo:widows="2"/>
      <style:text-properties fo:font-variant="normal" fo:text-transform="none" fo:color="#000000" style:font-name="Times New Roman" fo:font-size="12pt" fo:letter-spacing="normal" fo:font-style="normal" fo:font-weight="normal"/>
    </style:style>
    <style:style style:name="P59" style:family="paragraph" style:parent-style-name="Text_20_body" style:list-style-name="L4">
      <style:paragraph-properties fo:margin-top="0.0417in" fo:margin-bottom="0.0835in" style:line-height-at-least="0.2602in" fo:text-align="justify" style:justify-single-word="false" fo:orphans="2" fo:widows="2"/>
    </style:style>
    <style:style style:name="P60" style:family="paragraph" style:parent-style-name="Text_20_body" style:list-style-name="L8">
      <style:paragraph-properties fo:margin-top="0.0417in" fo:margin-bottom="0.0835in" style:line-height-at-least="0.2602in" fo:text-align="justify" style:justify-single-word="false" fo:orphans="2" fo:widows="2"/>
    </style:style>
    <style:style style:name="P61" style:family="paragraph" style:parent-style-name="Text_20_body" style:list-style-name="L6">
      <style:paragraph-properties fo:margin-top="0.0417in" fo:margin-bottom="0.0835in" style:line-height-at-least="0.2602in"/>
      <style:text-properties fo:color="#000000" style:font-name="Times New Roman"/>
    </style:style>
    <style:style style:name="P62" style:family="paragraph" style:parent-style-name="Text_20_body" style:list-style-name="L7">
      <style:paragraph-properties fo:margin-top="0.0417in" fo:margin-bottom="0.0835in" style:line-height-at-least="0.2602in" fo:text-align="justify" style:justify-single-word="false"/>
      <style:text-properties fo:color="#000000" style:font-name="Times New Roman" fo:font-size="12pt"/>
    </style:style>
    <style:style style:name="P63" style:family="paragraph" style:parent-style-name="Text_20_body">
      <style:paragraph-properties fo:margin-top="0.0693in" fo:margin-bottom="0.0693in" fo:line-height="150%" fo:text-align="justify" style:justify-single-word="false"/>
      <style:text-properties fo:font-variant="normal" fo:text-transform="none" fo:color="#333333" style:font-name="Times New Roman" fo:font-size="12pt" fo:letter-spacing="normal" fo:font-style="normal" fo:font-weight="normal" style:font-name-asian="Times New Roman1" style:font-size-asian="12pt" style:font-name-complex="Times New Roman1"/>
    </style:style>
    <style:style style:name="P64" style:family="paragraph" style:parent-style-name="Text_20_body">
      <style:paragraph-properties fo:margin-top="0.0693in" fo:margin-bottom="0.0693in" fo:line-height="150%" fo:text-align="justify" style:justify-single-word="false"/>
      <style:text-properties fo:font-variant="normal" fo:text-transform="none" fo:color="#333333" style:font-name="Times New Roman" fo:font-size="12pt" fo:letter-spacing="normal" fo:font-style="normal" fo:font-weight="normal" style:font-name-asian="Times New Roman1" style:font-size-asian="12pt" style:font-weight-asian="bold" style:font-name-complex="Times New Roman1"/>
    </style:style>
    <style:style style:name="P65" style:family="paragraph" style:parent-style-name="Text_20_body">
      <style:paragraph-properties fo:margin-top="0.0693in" fo:margin-bottom="0.0693in" fo:line-height="150%" fo:text-align="justify" style:justify-single-word="false"/>
      <style:text-properties fo:font-variant="normal" fo:text-transform="none" fo:color="#333333" style:font-name="Times New Roman" fo:font-size="12pt" fo:letter-spacing="normal" fo:font-style="normal" fo:font-weight="bold" style:font-name-asian="Times New Roman1" style:font-size-asian="12pt" style:font-weight-asian="bold" style:font-name-complex="Times New Roman1"/>
    </style:style>
    <style:style style:name="P66" style:family="paragraph" style:parent-style-name="Text_20_body">
      <style:paragraph-properties fo:margin-top="0.0693in" fo:margin-bottom="0.0693in" fo:line-height="150%" fo:text-align="justify" style:justify-single-word="false"/>
      <style:text-properties fo:font-variant="normal" fo:text-transform="none" fo:color="#000000" style:font-name="Times New Roman" fo:font-size="12pt" fo:letter-spacing="normal" fo:font-style="normal" fo:font-weight="normal" style:font-name-asian="Times New Roman1" style:font-size-asian="12pt" style:font-name-complex="Times New Roman1"/>
    </style:style>
    <style:style style:name="P67" style:family="paragraph" style:parent-style-name="Text_20_body">
      <style:paragraph-properties fo:margin-top="0.0693in" fo:margin-bottom="0.0693in" fo:line-height="150%" fo:text-align="justify" style:justify-single-word="false"/>
      <style:text-properties fo:font-variant="normal" fo:text-transform="none" fo:color="#000000" style:font-name="Times New Roman" fo:font-size="12pt" fo:letter-spacing="normal" fo:font-style="normal" fo:font-weight="bold" style:font-name-asian="Times New Roman1" style:font-size-asian="12pt" style:font-weight-asian="bold" style:font-name-complex="Times New Roman1" style:font-weight-complex="bold"/>
    </style:style>
    <style:style style:name="P68" style:family="paragraph" style:parent-style-name="Text_20_body">
      <style:paragraph-properties fo:margin-top="0.0693in" fo:margin-bottom="0.0693in" fo:line-height="150%" fo:text-align="justify" style:justify-single-word="false"/>
      <style:text-properties fo:font-variant="normal" fo:text-transform="none" fo:color="#000000" style:font-name="Times New Roman" fo:font-size="12pt" fo:letter-spacing="normal" fo:font-style="normal" fo:font-weight="bold" style:font-name-asian="Times New Roman1" style:font-size-asian="12pt" style:font-weight-asian="bold" style:font-name-complex="Times New Roman1"/>
    </style:style>
    <style:style style:name="P69" style:family="paragraph" style:parent-style-name="Text_20_body">
      <style:paragraph-properties fo:margin-top="0.0693in" fo:margin-bottom="0.0693in" fo:line-height="150%" fo:text-align="justify" style:justify-single-word="false"/>
      <style:text-properties style:font-name="Times New Roman" fo:font-size="12pt" style:font-name-asian="Times New Roman1" style:font-size-asian="12pt" style:font-name-complex="Times New Roman1"/>
    </style:style>
    <style:style style:name="P70" style:family="paragraph" style:parent-style-name="Text_20_body">
      <style:paragraph-properties fo:margin-top="0in" fo:margin-bottom="0in" fo:line-height="150%" fo:text-align="justify" style:justify-single-word="false"/>
      <style:text-properties fo:font-variant="normal" fo:text-transform="none" fo:color="#333333" style:font-name="Times New Roman" fo:font-size="12pt" fo:letter-spacing="normal" fo:font-style="normal" fo:font-weight="normal" style:font-name-asian="Times New Roman1" style:font-size-asian="12pt" style:font-weight-asian="bold" style:font-name-complex="Times New Roman1"/>
    </style:style>
    <style:style style:name="P71" style:family="paragraph" style:parent-style-name="Text_20_body">
      <style:paragraph-properties fo:margin-top="0in" fo:margin-bottom="0in" fo:line-height="150%" fo:text-align="justify" style:justify-single-word="false"/>
      <style:text-properties style:font-name="Times New Roman" fo:font-size="12pt" fo:font-weight="bold" style:font-name-asian="Times New Roman1" style:font-size-asian="12pt" style:font-weight-asian="bold" style:font-name-complex="Times New Roman1"/>
    </style:style>
    <style:style style:name="P72" style:family="paragraph" style:parent-style-name="Text_20_body" style:list-style-name="L10">
      <style:paragraph-properties fo:margin-top="0in" fo:margin-bottom="0.1043in" style:line-height-at-least="0.25in" fo:orphans="2" fo:widows="2"/>
      <style:text-properties fo:font-variant="normal" fo:text-transform="none" style:font-name="Times New Roman" fo:font-size="10.5pt" fo:letter-spacing="normal" fo:font-style="normal" fo:font-weight="normal"/>
    </style:style>
    <style:style style:name="P73" style:family="paragraph" style:parent-style-name="Table_20_Heading">
      <style:paragraph-properties fo:line-height="142%" fo:text-align="start" style:justify-single-word="false" fo:padding="0.0835in" fo:border="0.0008in solid #dddddd"/>
      <style:text-properties style:font-name="Times New Roman"/>
    </style:style>
    <style:style style:name="T1" style:family="text">
      <style:text-properties style:font-name="Times New Roman" fo:font-size="11pt" fo:font-weight="bold" style:font-name-asian="Times New Roman1" style:font-size-asian="11pt" style:font-weight-asian="bold" style:font-name-complex="Times New Roman1" style:font-size-complex="11pt"/>
    </style:style>
    <style:style style:name="T2" style:family="text">
      <style:text-properties style:font-name="Times New Roman" fo:font-weight="bold"/>
    </style:style>
    <style:style style:name="T3" style:family="text">
      <style:text-properties style:font-name="Times New Roman" fo:font-weight="bold" style:font-weight-asian="bold" style:font-name-complex="Times New Roman1"/>
    </style:style>
    <style:style style:name="T4" style:family="text">
      <style:text-properties style:font-name="Times New Roman" fo:font-size="12pt" style:font-name-asian="Times New Roman1" style:font-size-asian="12pt" style:font-name-complex="Times New Roman1"/>
    </style:style>
    <style:style style:name="T5" style:family="text">
      <style:text-properties style:font-name="Times New Roman" fo:font-size="12pt" fo:font-style="italic" style:font-name-asian="Times New Roman1" style:font-size-asian="12pt" style:font-style-asian="italic" style:font-name-complex="Times New Roman1"/>
    </style:style>
    <style:style style:name="T6" style:family="text">
      <style:text-properties style:font-name="Times New Roman" fo:font-size="12pt" fo:font-weight="bold" style:font-name-asian="Times New Roman1" style:font-size-asian="12pt" style:font-weight-asian="bold" style:font-name-complex="Times New Roman1"/>
    </style:style>
    <style:style style:name="T7" style:family="text">
      <style:text-properties style:font-name="Times New Roman" style:font-weight-asian="normal" style:font-weight-complex="normal"/>
    </style:style>
    <style:style style:name="T8" style:family="text">
      <style:text-properties style:font-name="Cambria Math" fo:font-size="12pt" style:font-name-asian="Cambria Math1" style:font-size-asian="12pt" style:font-name-complex="Cambria Math1"/>
    </style:style>
    <style:style style:name="T9" style:family="text">
      <style:text-properties style:text-position="super 58%" style:font-name="Times New Roman" fo:font-size="12pt" style:font-name-asian="Times New Roman1" style:font-size-asian="12pt" style:font-name-complex="Times New Roman1"/>
    </style:style>
    <style:style style:name="T10" style:family="text">
      <style:text-properties style:text-position="super 58%" fo:font-size="12pt" style:font-name-asian="Times New Roman1" style:font-size-asian="12pt" style:font-name-complex="Times New Roman1"/>
    </style:style>
    <style:style style:name="T11" style:family="text">
      <style:text-properties style:text-position="super 58%" style:font-name="Times New Roman" fo:font-size="12pt" style:font-name-asian="Times New Roman1" style:font-size-asian="12pt" style:font-name-complex="Times New Roman1"/>
    </style:style>
    <style:style style:name="T12" style:family="text">
      <style:text-properties fo:font-variant="normal" fo:text-transform="none" fo:color="#202122" style:font-name="sans-serif" fo:font-size="10.5pt" fo:letter-spacing="normal" fo:font-style="normal" fo:font-weight="normal"/>
    </style:style>
    <style:style style:name="T13" style:family="text">
      <style:text-properties fo:font-variant="normal" fo:text-transform="none" fo:color="#202122" style:font-name="sans-serif" fo:font-size="10.5pt" fo:letter-spacing="normal" fo:font-style="normal" fo:font-weight="normal" style:font-name-asian="Times New Roman1" style:font-size-asian="12pt" style:font-name-complex="Times New Roman1"/>
    </style:style>
    <style:style style:name="T14" style:family="text">
      <style:text-properties fo:font-variant="normal" fo:text-transform="none" fo:color="#202122" style:font-name="sans-serif" fo:font-size="10.5pt" fo:letter-spacing="normal" fo:font-style="normal" fo:font-weight="normal" style:font-name-asian="Times New Roman1" style:font-size-asian="12pt" style:font-weight-asian="bold" style:font-name-complex="Times New Roman1"/>
    </style:style>
    <style:style style:name="T15" style:family="text">
      <style:text-properties fo:font-variant="normal" fo:text-transform="none" fo:color="#202122" style:text-line-through-style="none" style:font-name="sans-serif" fo:font-size="10.5pt" fo:letter-spacing="normal" fo:font-style="normal" style:text-underline-style="none" fo:font-weight="normal" style:text-blinking="false" fo:background-color="#ffffff" style:font-name-asian="Times New Roman1" style:font-size-asian="12pt" style:font-name-complex="Times New Roman1"/>
    </style:style>
    <style:style style:name="T16" style:family="text">
      <style:text-properties fo:font-variant="normal" fo:text-transform="none" fo:color="#202122" style:text-line-through-style="none" style:font-name="sans-serif" fo:font-size="10.5pt" fo:letter-spacing="normal" fo:font-style="normal" style:text-underline-style="none" fo:font-weight="bold" style:text-blinking="false" fo:background-color="#ffffff" style:font-name-asian="Times New Roman1" style:font-size-asian="12pt" style:font-name-complex="Times New Roman1"/>
    </style:style>
    <style:style style:name="T17" style:family="text">
      <style:text-properties fo:font-variant="normal" fo:text-transform="none" fo:color="#202122" style:text-line-through-style="none" fo:font-size="10.5pt" fo:letter-spacing="normal" fo:font-style="normal" style:text-underline-style="none" fo:font-weight="normal" style:text-blinking="false" fo:background-color="#ffffff" style:font-name-asian="Times New Roman1" style:font-size-asian="12pt" style:font-name-complex="Times New Roman1"/>
    </style:style>
    <style:style style:name="T18" style:family="text">
      <style:text-properties fo:font-variant="normal" fo:text-transform="none" fo:color="#202122" style:text-line-through-style="none" fo:font-size="10.5pt" fo:letter-spacing="normal" fo:font-style="normal" style:text-underline-style="none" fo:font-weight="bold" style:text-blinking="false" fo:background-color="#ffffff" style:font-name-asian="Times New Roman1" style:font-size-asian="12pt" style:font-name-complex="Times New Roman1"/>
    </style:style>
    <style:style style:name="T19" style:family="text">
      <style:text-properties fo:font-variant="normal" fo:text-transform="none" fo:color="#202122" style:text-line-through-style="none" style:font-name="Times New Roman" fo:font-size="10.5pt" fo:letter-spacing="normal" fo:font-style="normal" style:text-underline-style="none" fo:font-weight="normal" style:text-blinking="false" fo:background-color="#ffffff" style:font-name-asian="Times New Roman1" style:font-size-asian="12pt" style:font-name-complex="Times New Roman1"/>
    </style:style>
    <style:style style:name="T20" style:family="text">
      <style:text-properties fo:font-variant="normal" fo:text-transform="none" fo:color="#202122" style:text-line-through-style="none" style:font-name="Times New Roman" fo:font-size="10.5pt" fo:letter-spacing="normal" fo:font-style="normal" style:text-underline-style="none" fo:font-weight="bold" style:text-blinking="false" fo:background-color="#ffffff" style:font-name-asian="Times New Roman1" style:font-size-asian="12pt" style:font-name-complex="Times New Roman1"/>
    </style:style>
    <style:style style:name="T21" style:family="text">
      <style:text-properties fo:font-variant="normal" fo:text-transform="none" fo:color="#202122" fo:font-size="10.5pt" fo:letter-spacing="normal" fo:font-style="normal" fo:font-weight="normal"/>
    </style:style>
    <style:style style:name="T22" style:family="text">
      <style:text-properties fo:font-variant="normal" fo:text-transform="none" fo:color="#202122" fo:font-size="10.5pt" fo:letter-spacing="normal" fo:font-style="normal" fo:font-weight="normal" style:font-name-asian="Times New Roman1" style:font-size-asian="12pt" style:font-name-complex="Times New Roman1"/>
    </style:style>
    <style:style style:name="T23" style:family="text">
      <style:text-properties fo:font-variant="normal" fo:text-transform="none" fo:color="#202122" fo:font-size="10.5pt" fo:letter-spacing="normal" fo:font-style="normal" fo:font-weight="normal" style:font-name-asian="Times New Roman1" style:font-size-asian="12pt" style:font-weight-asian="bold" style:font-name-complex="Times New Roman1"/>
    </style:style>
    <style:style style:name="T24" style:family="text">
      <style:text-properties fo:font-variant="normal" fo:text-transform="none" fo:color="#202122" style:font-name="Times New Roman" fo:font-size="10.5pt" fo:letter-spacing="normal" fo:font-style="normal" fo:font-weight="normal"/>
    </style:style>
    <style:style style:name="T25" style:family="text">
      <style:text-properties fo:font-variant="normal" fo:text-transform="none" fo:color="#202122" style:font-name="Times New Roman" fo:font-size="10.5pt" fo:letter-spacing="normal" fo:font-style="normal" fo:font-weight="normal" style:font-name-asian="Times New Roman1" style:font-size-asian="12pt" style:font-name-complex="Times New Roman1"/>
    </style:style>
    <style:style style:name="T26" style:family="text">
      <style:text-properties fo:font-variant="normal" fo:text-transform="none" fo:color="#202122" style:font-name="Times New Roman" fo:font-size="10.5pt" fo:letter-spacing="normal" fo:font-style="normal" fo:font-weight="normal" style:font-name-asian="Times New Roman1" style:font-size-asian="12pt" style:font-weight-asian="bold" style:font-name-complex="Times New Roman1"/>
    </style:style>
    <style:style style:name="T27" style:family="text">
      <style:text-properties fo:font-variant="normal" fo:text-transform="none" fo:color="#3366cc" style:text-line-through-style="none" style:font-name="sans-serif" fo:font-size="10.5pt" fo:letter-spacing="normal" fo:font-style="normal" style:text-underline-style="none" fo:font-weight="normal" style:text-blinking="false"/>
    </style:style>
    <style:style style:name="T28" style:family="text">
      <style:text-properties fo:font-variant="normal" fo:text-transform="none" fo:color="#3366cc" style:text-line-through-style="none" style:font-name="sans-serif" fo:font-size="10.5pt" fo:letter-spacing="normal" fo:font-style="normal" style:text-underline-style="none" fo:font-weight="normal" style:text-blinking="false" style:font-name-asian="Times New Roman1" style:font-size-asian="12pt" style:font-weight-asian="bold" style:font-name-complex="Times New Roman1"/>
    </style:style>
    <style:style style:name="T29"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font-name-asian="Times New Roman1" style:font-size-asian="12pt" style:font-name-complex="Times New Roman1"/>
    </style:style>
    <style:style style:name="T30" style:family="text">
      <style:text-properties fo:font-variant="normal" fo:text-transform="none" fo:color="#3366cc" style:text-line-through-style="none" style:font-name="sans-serif" fo:font-size="8.25pt" fo:letter-spacing="normal" fo:font-style="normal" style:text-underline-style="none" fo:font-weight="normal" style:text-blinking="false" style:font-name-asian="Times New Roman1" style:font-size-asian="12pt" style:font-weight-asian="bold" style:font-name-complex="Times New Roman1"/>
    </style:style>
    <style:style style:name="T31" style:family="text">
      <style:text-properties fo:font-variant="normal" fo:text-transform="none" fo:color="#3366cc" style:text-line-through-style="none" fo:font-size="10.5pt" fo:letter-spacing="normal" fo:font-style="normal" style:text-underline-style="none" fo:font-weight="normal" style:text-blinking="false"/>
    </style:style>
    <style:style style:name="T32" style:family="text">
      <style:text-properties fo:font-variant="normal" fo:text-transform="none" fo:color="#3366cc" style:text-line-through-style="none" fo:font-size="10.5pt" fo:letter-spacing="normal" fo:font-style="normal" style:text-underline-style="none" fo:font-weight="normal" style:text-blinking="false" fo:background-color="#ffffff" style:font-name-asian="Times New Roman1" style:font-size-asian="12pt" style:font-name-complex="Times New Roman1"/>
    </style:style>
    <style:style style:name="T33" style:family="text">
      <style:text-properties fo:font-variant="normal" fo:text-transform="none" fo:color="#3366cc" style:text-line-through-style="none" fo:font-size="10.5pt" fo:letter-spacing="normal" fo:font-style="normal" style:text-underline-style="none" fo:font-weight="normal" style:text-blinking="false" style:font-name-asian="Times New Roman1" style:font-size-asian="12pt" style:font-weight-asian="bold" style:font-name-complex="Times New Roman1"/>
    </style:style>
    <style:style style:name="T34" style:family="text">
      <style:text-properties fo:font-variant="normal" fo:text-transform="none" fo:color="#3366cc" style:text-line-through-style="none" fo:font-size="8.25pt" fo:letter-spacing="normal" fo:font-style="normal" style:text-underline-style="none" fo:font-weight="normal" style:text-blinking="false" style:font-name-asian="Times New Roman1" style:font-size-asian="12pt" style:font-weight-asian="bold" style:font-name-complex="Times New Roman1"/>
    </style:style>
    <style:style style:name="T35" style:family="text">
      <style:text-properties fo:font-variant="normal" fo:text-transform="none" fo:color="#3366cc" style:text-line-through-style="none" style:font-name="Times New Roman" fo:font-size="10.5pt" fo:letter-spacing="normal" fo:font-style="normal" style:text-underline-style="none" fo:font-weight="normal" style:text-blinking="false"/>
    </style:style>
    <style:style style:name="T36" style:family="text">
      <style:text-properties fo:font-variant="normal" fo:text-transform="none" fo:color="#3366cc" style:text-line-through-style="none" style:font-name="Times New Roman" fo:font-size="10.5pt" fo:letter-spacing="normal" fo:font-style="normal" style:text-underline-style="none" fo:font-weight="normal" style:text-blinking="false" fo:background-color="#ffffff" style:font-name-asian="Times New Roman1" style:font-size-asian="12pt" style:font-name-complex="Times New Roman1"/>
    </style:style>
    <style:style style:name="T37" style:family="text">
      <style:text-properties fo:font-variant="normal" fo:text-transform="none" fo:color="#3366cc" style:text-line-through-style="none" style:font-name="Times New Roman" fo:font-size="10.5pt" fo:letter-spacing="normal" fo:font-style="normal" style:text-underline-style="none" fo:font-weight="normal" style:text-blinking="false" style:font-name-asian="Times New Roman1" style:font-size-asian="12pt" style:font-weight-asian="bold" style:font-name-complex="Times New Roman1"/>
    </style:style>
    <style:style style:name="T38" style:family="text">
      <style:text-properties fo:font-variant="normal" fo:text-transform="none" fo:color="#3366cc" style:text-line-through-style="none" style:font-name="Times New Roman" fo:font-size="8.25pt" fo:letter-spacing="normal" fo:font-style="normal" style:text-underline-style="none" fo:font-weight="normal" style:text-blinking="false" style:font-name-asian="Times New Roman1" style:font-size-asian="12pt" style:font-weight-asian="bold" style:font-name-complex="Times New Roman1"/>
    </style:style>
    <style:style style:name="T39" style:family="text">
      <style:text-properties fo:font-variant="normal" fo:text-transform="none" fo:color="#333333" style:font-name="inter-regular" fo:font-size="12pt" fo:letter-spacing="normal" fo:font-style="normal" fo:font-weight="normal"/>
    </style:style>
    <style:style style:name="T40" style:family="text">
      <style:text-properties fo:font-variant="normal" fo:text-transform="none" fo:color="#333333" style:font-name="inter-regular" fo:font-size="12pt" fo:letter-spacing="normal" fo:font-style="normal" fo:font-weight="normal" style:font-name-asian="Times New Roman1" style:font-size-asian="12pt" style:font-weight-asian="bold" style:font-name-complex="Times New Roman1"/>
    </style:style>
    <style:style style:name="T41" style:family="text">
      <style:text-properties fo:font-variant="normal" fo:text-transform="none" fo:color="#333333" style:font-name="inter-bold" fo:font-size="12pt" fo:letter-spacing="normal" fo:font-style="normal" fo:font-weight="bold"/>
    </style:style>
    <style:style style:name="T42" style:family="text">
      <style:text-properties fo:font-variant="normal" fo:text-transform="none" fo:color="#333333" style:font-name="inter-bold" fo:font-size="11.25pt" fo:letter-spacing="normal" fo:font-style="normal" fo:font-weight="bold"/>
    </style:style>
    <style:style style:name="T43" style:family="text">
      <style:text-properties fo:font-variant="normal" fo:text-transform="none" fo:color="#333333" fo:letter-spacing="normal"/>
    </style:style>
    <style:style style:name="T44" style:family="text">
      <style:text-properties fo:font-variant="normal" fo:text-transform="none" fo:color="#333333" fo:font-size="12pt" fo:letter-spacing="normal" fo:font-style="normal" fo:font-weight="normal"/>
    </style:style>
    <style:style style:name="T45" style:family="text">
      <style:text-properties fo:font-variant="normal" fo:text-transform="none" fo:color="#333333" fo:font-size="12pt" fo:letter-spacing="normal" fo:font-style="normal" fo:font-weight="normal" style:font-name-asian="Times New Roman1" style:font-size-asian="12pt" style:font-weight-asian="bold" style:font-name-complex="Times New Roman1"/>
    </style:style>
    <style:style style:name="T46" style:family="text">
      <style:text-properties fo:font-variant="normal" fo:text-transform="none" fo:color="#333333" fo:font-size="12pt" fo:letter-spacing="normal" fo:font-style="normal" fo:font-weight="bold"/>
    </style:style>
    <style:style style:name="T47" style:family="text">
      <style:text-properties fo:font-variant="normal" fo:text-transform="none" fo:color="#333333" fo:font-size="11.25pt" fo:letter-spacing="normal" fo:font-style="normal" fo:font-weight="bold"/>
    </style:style>
    <style:style style:name="T48" style:family="text">
      <style:text-properties fo:font-variant="normal" fo:text-transform="none" fo:color="#333333" style:font-name="Times New Roman" fo:font-size="12pt" fo:letter-spacing="normal" fo:font-style="normal" fo:font-weight="normal"/>
    </style:style>
    <style:style style:name="T49" style:family="text">
      <style:text-properties fo:font-variant="normal" fo:text-transform="none" fo:color="#333333" style:font-name="Times New Roman" fo:font-size="12pt" fo:letter-spacing="normal" fo:font-style="normal" fo:font-weight="normal" style:font-name-asian="Times New Roman1" style:font-size-asian="12pt" style:font-weight-asian="bold" style:font-name-complex="Times New Roman1"/>
    </style:style>
    <style:style style:name="T50" style:family="text">
      <style:text-properties fo:font-variant="normal" fo:text-transform="none" fo:color="#333333" style:font-name="Times New Roman" fo:font-size="12pt" fo:letter-spacing="normal" fo:font-style="normal" fo:font-weight="bold"/>
    </style:style>
    <style:style style:name="T51" style:family="text">
      <style:text-properties fo:font-variant="normal" fo:text-transform="none" fo:color="#333333" style:font-name="Times New Roman" fo:font-size="11.25pt" fo:letter-spacing="normal" fo:font-style="normal" fo:font-weight="bold"/>
    </style:style>
    <style:style style:name="T52" style:family="text">
      <style:text-properties fo:font-variant="normal" fo:text-transform="none" fo:color="#333333" style:font-name="Times New Roman" fo:letter-spacing="normal"/>
    </style:style>
    <style:style style:name="T53" style:family="text">
      <style:text-properties fo:font-variant="normal" fo:text-transform="none" fo:color="#000000" style:font-name="inter-regular" fo:font-size="12pt" fo:letter-spacing="normal" fo:font-style="normal" fo:font-weight="normal"/>
    </style:style>
    <style:style style:name="T54" style:family="text">
      <style:text-properties fo:font-variant="normal" fo:text-transform="none" fo:color="#000000" style:font-name="inter-bold" fo:font-size="12pt" fo:letter-spacing="normal" fo:font-style="normal" fo:font-weight="bold"/>
    </style:style>
    <style:style style:name="T55" style:family="text">
      <style:text-properties fo:font-variant="normal" fo:text-transform="none" fo:color="#000000" fo:font-size="12pt" fo:letter-spacing="normal" fo:font-style="normal" fo:font-weight="normal"/>
    </style:style>
    <style:style style:name="T56" style:family="text">
      <style:text-properties fo:font-variant="normal" fo:text-transform="none" fo:color="#000000" fo:font-size="12pt" fo:letter-spacing="normal" fo:font-style="normal" fo:font-weight="bold"/>
    </style:style>
    <style:style style:name="T57" style:family="text">
      <style:text-properties fo:font-variant="normal" fo:text-transform="none" fo:color="#000000" style:font-name="Times New Roman" fo:font-size="12pt" fo:letter-spacing="normal" fo:font-style="normal" fo:font-weight="normal"/>
    </style:style>
    <style:style style:name="T58" style:family="text">
      <style:text-properties fo:font-variant="normal" fo:text-transform="none" fo:color="#000000" style:font-name="Times New Roman" fo:font-size="12pt" fo:letter-spacing="normal" fo:font-style="normal" fo:font-weight="bold"/>
    </style:style>
    <style:style style:name="T59" style:family="text">
      <style:text-properties fo:font-variant="normal" fo:text-transform="none" fo:color="#008000" style:text-line-through-style="none" style:font-name="inter-regular" fo:font-size="12pt" fo:letter-spacing="normal" fo:font-style="normal" style:text-underline-style="none" fo:font-weight="normal" style:text-blinking="false"/>
    </style:style>
    <style:style style:name="T60" style:family="text">
      <style:text-properties fo:font-variant="normal" fo:text-transform="none" fo:color="#008000" style:text-line-through-style="none" style:font-name="inter-regular" fo:font-size="12pt" fo:letter-spacing="normal" fo:font-style="normal" style:text-underline-style="none" fo:font-weight="normal" style:text-blinking="false" style:font-name-asian="Times New Roman1" style:font-size-asian="12pt" style:font-weight-asian="bold" style:font-name-complex="Times New Roman1"/>
    </style:style>
    <style:style style:name="T61" style:family="text">
      <style:text-properties fo:font-variant="normal" fo:text-transform="none" fo:color="#008000" style:text-line-through-style="none" fo:font-size="12pt" fo:letter-spacing="normal" fo:font-style="normal" style:text-underline-style="none" fo:font-weight="normal" style:text-blinking="false"/>
    </style:style>
    <style:style style:name="T62" style:family="text">
      <style:text-properties fo:font-variant="normal" fo:text-transform="none" fo:color="#008000" style:text-line-through-style="none" fo:font-size="12pt" fo:letter-spacing="normal" fo:font-style="normal" style:text-underline-style="none" fo:font-weight="normal" style:text-blinking="false" style:font-name-asian="Times New Roman1" style:font-size-asian="12pt" style:font-weight-asian="bold" style:font-name-complex="Times New Roman1"/>
    </style:style>
    <style:style style:name="T63" style:family="text">
      <style:text-properties fo:font-variant="normal" fo:text-transform="none" fo:color="#008000" style:text-line-through-style="none" style:font-name="Times New Roman" fo:font-size="12pt" fo:letter-spacing="normal" fo:font-style="normal" style:text-underline-style="none" fo:font-weight="normal" style:text-blinking="false"/>
    </style:style>
    <style:style style:name="T64" style:family="text">
      <style:text-properties fo:font-variant="normal" fo:text-transform="none" fo:color="#008000" style:text-line-through-style="none" style:font-name="Times New Roman" fo:font-size="12pt" fo:letter-spacing="normal" fo:font-style="normal" style:text-underline-style="none" fo:font-weight="normal" style:text-blinking="false" style:font-name-asian="Times New Roman1" style:font-size-asian="12pt" style:font-weight-asian="bold" style:font-name-complex="Times New Roman1"/>
    </style:style>
    <style:style style:name="T65" style:family="text">
      <style:text-properties fo:font-variant="normal" fo:text-transform="none" style:font-name="Helvetica" fo:font-size="12.75pt" fo:letter-spacing="normal" fo:font-style="normal" fo:font-weight="normal"/>
    </style:style>
    <style:style style:name="T66" style:family="text">
      <style:text-properties fo:font-variant="normal" fo:text-transform="none" fo:font-size="12.75pt" fo:letter-spacing="normal" fo:font-style="normal" fo:font-weight="normal"/>
    </style:style>
    <style:style style:name="T67" style:family="text">
      <style:text-properties fo:font-variant="normal" fo:text-transform="none" style:font-name="Times New Roman" fo:font-size="12.75pt" fo:letter-spacing="normal" fo:font-style="normal" fo:font-weight="normal"/>
    </style:style>
    <style:style style:name="T68" style:family="text">
      <style:text-properties fo:color="#008000" style:text-line-through-style="none" style:text-underline-style="none" style:text-blinking="false"/>
    </style:style>
    <style:style style:name="T69" style:family="text">
      <style:text-properties fo:color="#008000" style:text-line-through-style="none" style:font-name="Times New Roman" style:text-underline-style="none" style:text-blinking="false"/>
    </style:style>
    <style:style style:name="T70" style:family="text">
      <style:text-properties fo:font-weight="bold"/>
    </style:style>
    <style:style style:name="T71" style:family="text">
      <style:text-properties fo:font-size="12pt" style:font-name-asian="Times New Roman1" style:font-size-asian="12pt" style:font-name-complex="Times New Roman1"/>
    </style:style>
    <style:style style:name="T72" style:family="text">
      <style:text-properties fo:font-size="12pt" fo:font-weight="bold" style:font-name-asian="Times New Roman1" style:font-size-asian="12pt" style:font-weight-asian="bold" style:font-name-complex="Times New Roman1"/>
    </style:style>
    <style:style style:name="T73" style:family="text">
      <style:text-properties fo:font-size="12pt" style:font-name-asian="Cambria Math1" style:font-size-asian="12pt" style:font-name-complex="Cambria Math1"/>
    </style:style>
    <style:style style:name="T74" style:family="text">
      <style:text-properties fo:font-size="12pt" fo:font-style="italic" style:font-name-asian="Times New Roman1" style:font-size-asian="12pt" style:font-style-asian="italic" style:font-name-complex="Times New Roman1"/>
    </style:style>
    <style:style style:name="T75" style:family="text">
      <style:text-properties style:font-weight-asian="normal" style:font-weight-complex="normal"/>
    </style:style>
    <style:style style:name="T76" style:family="text">
      <style:text-properties style:font-name="Times New Roman"/>
    </style:style>
    <style:style style:name="T77" style:family="text">
      <style:text-properties style:font-name="Times New Roman" fo:font-size="12pt" style:font-name-asian="Times New Roman1" style:font-size-asian="12pt" style:font-name-complex="Times New Roman1"/>
    </style:style>
    <style:style style:name="T78" style:family="text">
      <style:text-properties style:font-name="Times New Roman" fo:font-size="12pt" fo:font-style="italic" style:font-name-asian="Times New Roman1" style:font-size-asian="12pt" style:font-style-asian="italic" style:font-name-complex="Times New Roman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Chapter-1</text:p>
      <text:p text:style-name="P12">INTRODUCTION</text:p>
      <text:list xml:id="list2106671016961828598" text:style-name="WWNum70">
        <text:list-item>
          <text:list>
            <text:list-item>
              <text:p text:style-name="P41">SYNOPSIS</text:p>
            </text:list-item>
          </text:list>
        </text:list-item>
      </text:list>
      <text:p text:style-name="P36"><text:span text:style-name="T71">My project entitled </text:span><text:span text:style-name="T72">“INTEGRATED DASHBOARD FOR PLACEMENTS” </text:span><text:span text:style-name="T71">is a project which proposes to form a process that can help to store and retrieve details regarding the all events of the department association . My project has seven modules, which are home, register, companies, off campus, results, quiz, review. It follows the two-tier architecture with front-end HTML, CSS, Javascript, PHP and back-end MyMySQL Server. My project is capable of generating reports such as Monthly Events Report, Yearly Events Report, Workshops Report, Student Activities Report, Placements Reports, Vacancy Report and Extension Activities Report.</text:span></text:p>
      <text:p text:style-name="P13"/>
      <text:p text:style-name="P13">1.2 MODULE DESCRIPTION</text:p>
      <table:table table:name="Table1" table:style-name="Table1">
        <table:table-column table:style-name="Table1.A"/>
        <table:table-column table:style-name="Table1.B"/>
        <table:table-row table:style-name="Table1.1">
          <table:table-cell table:style-name="Table1.A1" office:value-type="string">
            <text:p text:style-name="P21"><text:span text:style-name="T72">Modules: </text:span><text:span text:style-name="T71">‘IDFP’ has following modules:</text:span></text:p>
            <text:p text:style-name="P16"/>
            <text:list xml:id="list6274878958024699894" text:style-name="WWNum2">
              <text:list-item>
                <text:p text:style-name="P17">Home,</text:p>
              </text:list-item>
              <text:list-item>
                <text:p text:style-name="P17">Register,</text:p>
              </text:list-item>
              <text:list-item>
                <text:p text:style-name="P17">Companies,</text:p>
              </text:list-item>
              <text:list-item>
                <text:p text:style-name="P17">Off campus,</text:p>
              </text:list-item>
              <text:list-item>
                <text:p text:style-name="P17">Results, </text:p>
              </text:list-item>
              <text:list-item>
                <text:p text:style-name="P17">Quiz and </text:p>
              </text:list-item>
              <text:list-item>
                <text:p text:style-name="P17">Review. </text:p>
              </text:list-item>
            </text:list>
            <text:p text:style-name="P15"/>
          </table:table-cell>
          <table:table-cell table:style-name="Table1.A1" office:value-type="string">
            <text:p text:style-name="P21"><text:span text:style-name="T72">Reports: </text:span><text:span text:style-name="T71">‘IDFP’ is capable of generating the following reports:</text:span></text:p>
            <text:list xml:id="list2344719669544715563" text:style-name="WWNum3">
              <text:list-item>
                <text:p text:style-name="P18">Monthly Events Report, </text:p>
              </text:list-item>
              <text:list-item>
                <text:p text:style-name="P18">Yearly Events Report,</text:p>
              </text:list-item>
              <text:list-item>
                <text:p text:style-name="P20"><text:s/>Placements Reports</text:p>
              </text:list-item>
              <text:list-item>
                <text:p text:style-name="P18">Workshops Report,</text:p>
              </text:list-item>
              <text:list-item>
                <text:p text:style-name="P18">Student Activities Report,</text:p>
              </text:list-item>
              <text:list-item>
                <text:p text:style-name="P18">Vacancy Report, <text:s/></text:p>
              </text:list-item>
              <text:list-item>
                <text:p text:style-name="P18">Extension Activities Report. <text:s text:c="22"/></text:p>
              </text:list-item>
            </text:list>
            <text:p text:style-name="P15"/>
          </table:table-cell>
        </table:table-row>
      </table:table>
      <text:p text:style-name="P14"/>
      <text:p text:style-name="P11"/>
      <text:p text:style-name="P11"/>
      <text:p text:style-name="P11"/>
      <text:p text:style-name="P11"/>
      <text:p text:style-name="P11"/>
      <text:p text:style-name="P11"/>
      <text:p text:style-name="P11"/>
      <text:p text:style-name="P11"/>
      <text:p text:style-name="P11"><text:soft-page-break/>Chapter-2</text:p>
      <text:p text:style-name="P12">SYSTEM ANALYSIS</text:p>
      <text:p text:style-name="P11"/>
      <text:list xml:id="list6973830125841152109" text:style-name="WWNum71">
        <text:list-item>
          <text:list>
            <text:list-item>
              <text:p text:style-name="P42">EXISTING SYSTEM</text:p>
            </text:list-item>
          </text:list>
        </text:list-item>
      </text:list>
      <text:p text:style-name="P13">‘Manual Record Maintenance’</text:p>
      <text:p text:style-name="P13">2.1.1 DISADVANTAGE(S) OF EXISTING SYSTEM</text:p>
      <text:list xml:id="list7846461058367385527" text:style-name="WWNum73">
        <text:list-item>
          <text:p text:style-name="P43">Existing system is manual,</text:p>
        </text:list-item>
        <text:list-item>
          <text:p text:style-name="P43">Maintains all the details in record,</text:p>
        </text:list-item>
        <text:list-item>
          <text:p text:style-name="P43">Consume more time,</text:p>
        </text:list-item>
        <text:list-item>
          <text:p text:style-name="P43">Data retrieval is difficult,</text:p>
        </text:list-item>
        <text:list-item>
          <text:p text:style-name="P43">Lacks of security,</text:p>
        </text:list-item>
        <text:list-item>
          <text:p text:style-name="P43">Calculation takes <text:s/>more time, and</text:p>
        </text:list-item>
        <text:list-item>
          <text:p text:style-name="P43">Lot of error occurs.</text:p>
        </text:list-item>
      </text:list>
      <text:p text:style-name="P37"/>
      <text:list xml:id="list34308715" text:continue-list="list6973830125841152109" text:style-name="WWNum71">
        <text:list-item>
          <text:list>
            <text:list-item>
              <text:p text:style-name="P42">PROPOSED SYSTEM</text:p>
            </text:list-item>
          </text:list>
        </text:list-item>
      </text:list>
      <text:p text:style-name="P13">INFONET EVENT MANAGEMENT SYSTEM (IEMS)</text:p>
      <text:list xml:id="list34328066" text:continue-numbering="true" text:style-name="WWNum71">
        <text:list-item>
          <text:list>
            <text:list-item>
              <text:list>
                <text:list-item>
                  <text:p text:style-name="P42">ADVANTAGE(S) OF PROPOSED SYSTEM</text:p>
                </text:list-item>
              </text:list>
            </text:list-item>
          </text:list>
        </text:list-item>
      </text:list>
      <text:list xml:id="list3010478769807553619" text:style-name="WWNum72">
        <text:list-item>
          <text:p text:style-name="P8">Computerized system, </text:p>
        </text:list-item>
        <text:list-item>
          <text:p text:style-name="P8">Maintains all the details in software, </text:p>
        </text:list-item>
        <text:list-item>
          <text:p text:style-name="P8">Consume less time</text:p>
        </text:list-item>
        <text:list-item>
          <text:p text:style-name="P8">Data retrieval is easy <text:s/></text:p>
        </text:list-item>
        <text:list-item>
          <text:p text:style-name="P8">No much error occurs</text:p>
        </text:list-item>
        <text:list-item>
          <text:p text:style-name="P8">To reduce the paper work,</text:p>
        </text:list-item>
        <text:list-item>
          <text:p text:style-name="P8"><text:soft-page-break/>To reduce complexity error,</text:p>
        </text:list-item>
        <text:list-item>
          <text:p text:style-name="P8">Maintain security, and</text:p>
        </text:list-item>
        <text:list-item>
          <text:p text:style-name="P8">Giving accurate information.</text:p>
        </text:list-item>
      </text:list>
      <text:p text:style-name="P19"/>
      <text:p text:style-name="P19"/>
      <text:list xml:id="list34316553" text:continue-list="list34328066" text:style-name="WWNum71">
        <text:list-item>
          <text:list>
            <text:list-item>
              <text:p text:style-name="P42">SYSTEM SPECIFICATION</text:p>
              <text:list>
                <text:list-item>
                  <text:p text:style-name="P42">HARDWARE SPECIFICATION</text:p>
                </text:list-item>
              </text:list>
            </text:list-item>
          </text:list>
        </text:list-item>
      </text:list>
      <text:list xml:id="list2328994340977985454" text:style-name="WWNum74">
        <text:list-item>
          <text:p text:style-name="P9">Processor<text:tab/><text:tab/><text:tab/><text:tab/>:<text:tab/>Core 2 Duo Processor 3Ghz </text:p>
        </text:list-item>
        <text:list-item>
          <text:p text:style-name="P9">Monitor<text:tab/><text:tab/><text:tab/><text:tab/>:<text:tab/>18.5" LED Monitor </text:p>
        </text:list-item>
        <text:list-item>
          <text:p text:style-name="P9">Keyboard<text:tab/><text:tab/><text:tab/><text:tab/>:<text:tab/>104 keys</text:p>
        </text:list-item>
        <text:list-item>
          <text:p text:style-name="P9">RAM<text:tab/><text:tab/><text:tab/><text:tab/>:<text:tab/>4.00 GB</text:p>
        </text:list-item>
      </text:list>
      <text:p text:style-name="P10"/>
      <text:p text:style-name="P10">2.3.2SOFTWARE SPECIFICATION</text:p>
      <text:list xml:id="list5842054796391710658" text:style-name="WWNum75">
        <text:list-item>
          <text:p text:style-name="P44">Front End (Scripting Language)<text:tab/>:<text:tab/> HTML, CSS, Javascript, PHP</text:p>
        </text:list-item>
        <text:list-item>
          <text:p text:style-name="P44">Back End (DBMS)<text:tab/><text:tab/>:<text:tab/>MyMySQL Server</text:p>
        </text:list-item>
        <text:list-item>
          <text:p text:style-name="P44">Operating System<text:tab/><text:tab/><text:tab/>:<text:tab/>Windows 10</text:p>
        </text:list-item>
      </text:list>
      <text:p text:style-name="P11"/>
      <text:p text:style-name="P11"/>
      <text:p text:style-name="P11"/>
      <text:p text:style-name="P11"/>
      <text:p text:style-name="P11"/>
      <text:p text:style-name="P11"/>
      <text:p text:style-name="P11"/>
      <text:p text:style-name="P11"/>
      <text:p text:style-name="P11"><text:soft-page-break/></text:p>
      <text:p text:style-name="P11">Chapter-3</text:p>
      <text:p text:style-name="P12">SOFTWARE DESCRIPTION</text:p>
      <text:p text:style-name="P13">3.1 FRONT END</text:p>
      <text:p text:style-name="P13">ASP.NET</text:p>
      <text:p text:style-name="P3"><text:span text:style-name="T19">The </text:span><text:span text:style-name="T20">HyperText Markup Language</text:span><text:span text:style-name="T19"> or </text:span><text:span text:style-name="T20">HTML</text:span><text:span text:style-name="T19"> is the standard </text:span><text:a xlink:type="simple" xlink:href="https://en.wikipedia.org/wiki/Markup_language"><text:span text:style-name="T36">markup language</text:span></text:a><text:span text:style-name="T19"> for documents designed to be displayed in a </text:span><text:a xlink:type="simple" xlink:href="https://en.wikipedia.org/wiki/Web_browser"><text:span text:style-name="T36">web browser</text:span></text:a><text:span text:style-name="T19">. It can be assisted by technologies such as </text:span><text:a xlink:type="simple" xlink:href="https://en.wikipedia.org/wiki/Cascading_Style_Sheets"><text:span text:style-name="T36">Cascading Style Sheets</text:span></text:a><text:span text:style-name="T19"> (CSS) and </text:span><text:a xlink:type="simple" xlink:href="https://en.wikipedia.org/wiki/Scripting_language"><text:span text:style-name="T36">scripting languages</text:span></text:a><text:span text:style-name="T19"> such as </text:span><text:a xlink:type="simple" xlink:href="https://en.wikipedia.org/wiki/JavaScript"><text:span text:style-name="T76">JavaScrip</text:span></text:a><text:span text:style-name="T36">t</text:span><text:span text:style-name="T25">.</text:span><text:span text:style-name="T4"> </text:span></text:p>
      <text:p text:style-name="P63">The major points of HTML are given below:</text:p>
      <text:list xml:id="list1248351762531137050" text:style-name="L1">
        <text:list-item>
          <text:p text:style-name="P48">HTML stands for HyperText Markup Language.</text:p>
        </text:list-item>
        <text:list-item>
          <text:p text:style-name="P54">HTML is used to create web pages and web applications.</text:p>
        </text:list-item>
        <text:list-item>
          <text:p text:style-name="P54">HTML is widely used language on the web.</text:p>
        </text:list-item>
        <text:list-item>
          <text:p text:style-name="P54">We can create a static website by HTML only.</text:p>
        </text:list-item>
        <text:list-item>
          <text:p text:style-name="P54">Technically, HTML is a Markup language rather than a programming language.</text:p>
        </text:list-item>
      </text:list>
      <text:p text:style-name="P66"/>
      <text:p text:style-name="P67">Cascading Style Sheet:</text:p>
      <text:p text:style-name="P66">CSS stands for Cascading Style Sheet.</text:p>
      <text:list xml:id="list8102105627078374117" text:style-name="L2">
        <text:list-item>
          <text:p text:style-name="P55">CSS is used to design HTML tags.</text:p>
        </text:list-item>
        <text:list-item>
          <text:p text:style-name="P55">CSS is a widely used language on the web.</text:p>
        </text:list-item>
        <text:list-item>
          <text:p text:style-name="P55">HTML, CSS and JavaScript are used for web designing. It helps the web designers to apply style on HTML tags.</text:p>
        </text:list-item>
      </text:list>
      <text:p text:style-name="P22"/>
      <text:p text:style-name="P4"><text:span text:style-name="T26">CSS is designed to enable the </text:span><text:a xlink:type="simple" xlink:href="https://en.wikipedia.org/wiki/Separation_of_content_and_presentation"><text:span text:style-name="T37">separation of content and presentation</text:span></text:a><text:span text:style-name="T26">, including </text:span><text:a xlink:type="simple" xlink:href="https://en.wikipedia.org/wiki/Page_layout"><text:span text:style-name="T37">layout</text:span></text:a><text:span text:style-name="T26">, </text:span><text:a xlink:type="simple" xlink:href="https://en.wikipedia.org/wiki/Color"><text:span text:style-name="T37">colors</text:span></text:a><text:span text:style-name="T26">, and </text:span><text:a xlink:type="simple" xlink:href="https://en.wikipedia.org/wiki/Typeface"><text:span text:style-name="T37">fonts</text:span></text:a><text:span text:style-name="T26">.</text:span><text:bookmark text:name="cite_ref-3"/><text:a xlink:type="simple" xlink:href="https://en.wikipedia.org/wiki/CSS#cite_note-3"><text:span text:style-name="T38">[3]</text:span></text:a><text:span text:style-name="T26"> This separation can improve content </text:span><text:a xlink:type="simple" xlink:href="https://en.wikipedia.org/wiki/Accessibility"><text:span text:style-name="T37">accessibility</text:span></text:a><text:span text:style-name="T26">; provide more flexibility and control in the specification of presentation characteristics; enable multiple </text:span><text:a xlink:type="simple" xlink:href="https://en.wikipedia.org/wiki/Web_page"><text:span text:style-name="T37">web pages</text:span></text:a><text:span text:style-name="T26"> to share formatting by specifying the relevant CSS in a separate .css file, which reduces complexity and repetition in the structural content; and enable the .css file to be </text:span><text:a xlink:type="simple" xlink:href="https://en.wikipedia.org/wiki/Cache_(computing)"><text:span text:style-name="T37">cached</text:span></text:a><text:span text:style-name="T26"> to improve the page load speed between the pages that share the file and its formatting.</text:span></text:p>
      <text:p text:style-name="P5"><text:span text:style-name="T24">Separation of formatting and content also makes it feasible to present the same markup page in different styles for different rendering methods, such as on-screen, in print, by voice (via speech-based browser or </text:span><text:a xlink:type="simple" xlink:href="https://en.wikipedia.org/wiki/Screen_reader"><text:span text:style-name="T35">screen </text:span></text:a><text:soft-page-break/><text:a xlink:type="simple" xlink:href="https://en.wikipedia.org/wiki/Screen_reader"><text:span text:style-name="T35">reader</text:span></text:a><text:span text:style-name="T24">), and on </text:span><text:a xlink:type="simple" xlink:href="https://en.wikipedia.org/wiki/Braille_display"><text:span text:style-name="T35">Braille-based</text:span></text:a><text:span text:style-name="T24"> tactile devices. CSS also has rules for alternate formatting if the content is accessed on a </text:span><text:a xlink:type="simple" xlink:href="https://en.wikipedia.org/wiki/Mobile_device"><text:span text:style-name="T35">mobile device</text:span></text:a><text:span text:style-name="T24">.</text:span></text:p>
      <text:p text:style-name="P23">JavaScript:</text:p>
      <text:p text:style-name="P4"><text:span text:style-name="T26">JavaScript is a </text:span><text:span text:style-name="T37">high-level</text:span><text:span text:style-name="T26">, often </text:span><text:a xlink:type="simple" xlink:href="https://en.wikipedia.org/wiki/Just-in-time_compilation"><text:span text:style-name="T37">just-in-time compiled</text:span></text:a><text:span text:style-name="T26"> language that conforms to the </text:span><text:a xlink:type="simple" xlink:href="https://en.wikipedia.org/wiki/ECMAScript"><text:span text:style-name="T37">ECMAScript</text:span></text:a><text:span text:style-name="T26"> standard.</text:span><text:bookmark text:name="cite_ref-tc39_10-0"/><text:a xlink:type="simple" xlink:href="https://en.wikipedia.org/wiki/JavaScript#cite_note-tc39-10"><text:span text:style-name="T38">[10]</text:span></text:a><text:span text:style-name="T26"> It has </text:span><text:a xlink:type="simple" xlink:href="https://en.wikipedia.org/wiki/Dynamic_typing"><text:span text:style-name="T37">dynamic typing</text:span></text:a><text:span text:style-name="T26">, </text:span><text:a xlink:type="simple" xlink:href="https://en.wikipedia.org/wiki/Prototype-based_programming"><text:span text:style-name="T37">prototype-based</text:span></text:a><text:span text:style-name="T26"> </text:span><text:a xlink:type="simple" xlink:href="https://en.wikipedia.org/wiki/Object-oriented_programming"><text:span text:style-name="T37">object-orientation</text:span></text:a><text:span text:style-name="T26">, and </text:span><text:a xlink:type="simple" xlink:href="https://en.wikipedia.org/wiki/First-class_function"><text:span text:style-name="T37">first-class functions</text:span></text:a><text:span text:style-name="T26">. It is </text:span><text:a xlink:type="simple" xlink:href="https://en.wikipedia.org/wiki/Programming_paradigm"><text:span text:style-name="T37">multi-paradigm</text:span></text:a><text:span text:style-name="T26">, supporting </text:span><text:a xlink:type="simple" xlink:href="https://en.wikipedia.org/wiki/Event-driven_programming"><text:span text:style-name="T37">event-driven</text:span></text:a><text:span text:style-name="T26">, </text:span><text:a xlink:type="simple" xlink:href="https://en.wikipedia.org/wiki/Functional_programming"><text:span text:style-name="T37">functional</text:span></text:a><text:span text:style-name="T26">, and </text:span><text:a xlink:type="simple" xlink:href="https://en.wikipedia.org/wiki/Imperative_programming"><text:span text:style-name="T37">imperative</text:span></text:a><text:span text:style-name="T26"> </text:span><text:a xlink:type="simple" xlink:href="https://en.wikipedia.org/wiki/Programming_paradigm"><text:span text:style-name="T37">programming styles</text:span></text:a><text:span text:style-name="T26">. It has </text:span><text:a xlink:type="simple" xlink:href="https://en.wikipedia.org/wiki/Application_programming_interface"><text:span text:style-name="T37">application programming interfaces</text:span></text:a><text:span text:style-name="T26"> (APIs) for working with text, dates, </text:span><text:a xlink:type="simple" xlink:href="https://en.wikipedia.org/wiki/Regular_expression"><text:span text:style-name="T37">regular expressions</text:span></text:a><text:span text:style-name="T26">, standard </text:span><text:a xlink:type="simple" xlink:href="https://en.wikipedia.org/wiki/Data_structure"><text:span text:style-name="T37">data structures</text:span></text:a><text:span text:style-name="T26">, and the </text:span><text:a xlink:type="simple" xlink:href="https://en.wikipedia.org/wiki/Document_Object_Model"><text:span text:style-name="T37">Document Object Model</text:span></text:a><text:span text:style-name="T26"> (DOM).</text:span></text:p>
      <text:p text:style-name="P5"><text:span text:style-name="T24">The ECMAScript standard does not include any </text:span><text:a xlink:type="simple" xlink:href="https://en.wikipedia.org/wiki/Input/output"><text:span text:style-name="T35">input/output</text:span></text:a><text:span text:style-name="T24"> (I/O), such as </text:span><text:a xlink:type="simple" xlink:href="https://en.wikipedia.org/wiki/Computer_network"><text:span text:style-name="T35">networking</text:span></text:a><text:span text:style-name="T24">, </text:span><text:a xlink:type="simple" xlink:href="https://en.wikipedia.org/wiki/Data_storage"><text:span text:style-name="T35">storage</text:span></text:a><text:span text:style-name="T24">, or </text:span><text:a xlink:type="simple" xlink:href="https://en.wikipedia.org/wiki/Computer_graphics"><text:span text:style-name="T35">graphics</text:span></text:a><text:span text:style-name="T24"> facilities. In practice, the web browser or other </text:span><text:a xlink:type="simple" xlink:href="https://en.wikipedia.org/wiki/Runtime_system"><text:span text:style-name="T35">runtime system</text:span></text:a><text:span text:style-name="T24"> provides JavaScript APIs for I/O.</text:span></text:p>
      <text:p text:style-name="P5"><text:a xlink:type="simple" xlink:href="https://en.wikipedia.org/wiki/JavaScript_engines"><text:span text:style-name="T35">JavaScript engines</text:span></text:a><text:span text:style-name="T24"> were originally used only in web browsers, but are now core components of some </text:span><text:a xlink:type="simple" xlink:href="https://en.wikipedia.org/wiki/Server_(computing)"><text:span text:style-name="T35">servers</text:span></text:a><text:span text:style-name="T24"> and a variety of </text:span><text:a xlink:type="simple" xlink:href="https://en.wikipedia.org/wiki/Application_software"><text:span text:style-name="T35">applications</text:span></text:a><text:span text:style-name="T24">. The most popular runtime system for this usage is </text:span><text:a xlink:type="simple" xlink:href="https://en.wikipedia.org/wiki/Node.js"><text:span text:style-name="T35">Node.js</text:span></text:a><text:span text:style-name="T24">.</text:span></text:p>
      <text:p text:style-name="P5"><text:span text:style-name="T24">Although </text:span><text:a xlink:type="simple" xlink:href="https://en.wikipedia.org/wiki/Java_(programming_language)"><text:span text:style-name="T35">Java</text:span></text:a><text:span text:style-name="T24"> and JavaScript are similar in name, </text:span><text:a xlink:type="simple" xlink:href="https://en.wikipedia.org/wiki/Syntax_(programming_languages)"><text:span text:style-name="T35">syntax</text:span></text:a><text:span text:style-name="T24">, and respective </text:span><text:a xlink:type="simple" xlink:href="https://en.wikipedia.org/wiki/Standard_library"><text:span text:style-name="T35">standard libraries</text:span></text:a><text:span text:style-name="T24">, the two languages are distinct and differ greatly in design.</text:span></text:p>
      <text:p text:style-name="P23"/>
      <text:p text:style-name="P65">PHP:</text:p>
      <text:p text:style-name="P64"><text:span text:style-name="T75"><text:s text:c="5"/>PHP</text:span><text:span text:style-name="T70"> </text:span><text:span text:style-name="T75">is an open-source, interpreted, and object-oriented scripting language that can be executed at the server-side. PHP is well suited for web development. Therefore, it is used to develop web applications (an application that executes on the server and generates the dynamic page.).</text:span></text:p>
      <text:p text:style-name="P6"><text:span text:style-name="T48">PHP was created by </text:span><text:span text:style-name="Strong_20_Emphasis"><text:span text:style-name="T50">Rasmus Lerdorf in 1994</text:span></text:span><text:span text:style-name="T48"> but appeared in the market in 1995. </text:span><text:span text:style-name="Strong_20_Emphasis"><text:span text:style-name="T50">PHP 7.4.0</text:span></text:span><text:span text:style-name="T48"> is the latest version of PHP, which was released on </text:span><text:span text:style-name="Strong_20_Emphasis"><text:span text:style-name="T50">28 November</text:span></text:span><text:span text:style-name="T48">. Some important points need to be noticed about PHP are as followed:</text:span></text:p>
      <text:p text:style-name="P23"/>
      <text:p text:style-name="P68">PHP stands for Hypertext Preprocessor.</text:p>
      <text:list xml:id="list1383535008691631605" text:style-name="L3">
        <text:list-item>
          <text:p text:style-name="P56">PHP is an interpreted language, i.e., there is no need for compilation.</text:p>
        </text:list-item>
        <text:list-item>
          <text:p text:style-name="P56">PHP is faster than other scripting languages, for example, ASP and JSP.</text:p>
        </text:list-item>
        <text:list-item>
          <text:p text:style-name="P56">PHP is a server-side scripting language, which is used to manage the dynamic content of the website.</text:p>
        </text:list-item>
        <text:list-item>
          <text:p text:style-name="P56">PHP can be embedded into HTML.</text:p>
        </text:list-item>
        <text:list-item>
          <text:p text:style-name="P56">PHP is an object-oriented language.</text:p>
        </text:list-item>
        <text:list-item>
          <text:p text:style-name="P56"><text:soft-page-break/>PHP is an open-source scripting language.</text:p>
        </text:list-item>
        <text:list-item>
          <text:p text:style-name="P56">PHP is simple and easy to learn language.</text:p>
        </text:list-item>
      </text:list>
      <text:p text:style-name="P23"/>
      <text:p text:style-name="P70"><text:s text:c="10"/>PHP is a server-side scripting language, which is used to design the dynamic web applications with MyMySQL database.</text:p>
      <text:list xml:id="list976760313566485722" text:style-name="L4">
        <text:list-item>
          <text:p text:style-name="P57">It handles dynamic content, database as well as session tracking for the website.</text:p>
        </text:list-item>
        <text:list-item>
          <text:p text:style-name="P57">You can create sessions in PHP.</text:p>
        </text:list-item>
        <text:list-item>
          <text:p text:style-name="P57">It can access cookies variable and also set cookies.</text:p>
        </text:list-item>
        <text:list-item>
          <text:p text:style-name="P57">It helps to encrypt the data and apply validation.</text:p>
        </text:list-item>
        <text:list-item>
          <text:p text:style-name="P57">PHP supports several protocols such as HTTP, POP3, SNMP, LDAP, IMAP, and many more.</text:p>
        </text:list-item>
        <text:list-item>
          <text:p text:style-name="P57">Using PHP language, you can control the user to access some pages of your website.</text:p>
        </text:list-item>
        <text:list-item>
          <text:p text:style-name="P57">As PHP is easy to install and set up, this is the main reason why PHP is the best language to learn.</text:p>
        </text:list-item>
        <text:list-item>
          <text:p text:style-name="P59"><text:span text:style-name="T57">PHP can handle the forms, such as - collect the data from users using forms, save it into the database, and return useful information to the user. </text:span><text:span text:style-name="Strong_20_Emphasis"><text:span text:style-name="T58">For example</text:span></text:span><text:span text:style-name="T57"> - Registration form.</text:span></text:p>
          <text:p text:style-name="P59"><text:span text:style-name="Strong_20_Emphasis"><text:span text:style-name="T51">Performance:</text:span></text:span></text:p>
        </text:list-item>
      </text:list>
      <text:p text:style-name="P49">PHP script is executed much faster than those scripts which are written in other languages such as JSP and ASP. PHP uses its own memory, so the server workload and loading time is automatically reduced, which results in faster processing speed and better performance.</text:p>
      <text:p text:style-name="P6"><text:span text:style-name="Strong_20_Emphasis"><text:span text:style-name="T51">Open Source:</text:span></text:span></text:p>
      <text:p text:style-name="P49">PHP source code and software are freely available on the web. You can develop all the versions of PHP according to your requirement without paying any cost. All its components are free to download and use.</text:p>
      <text:p text:style-name="P6"><text:span text:style-name="Strong_20_Emphasis"><text:span text:style-name="T51">Familiarity with syntax:</text:span></text:span></text:p>
      <text:p text:style-name="P49">PHP has easily understandable syntax. Programmers are comfortable coding with it.</text:p>
      <text:list xml:id="list34322755" text:continue-numbering="true" text:style-name="L4">
        <text:list-header>
          <text:p text:style-name="P57"/>
        </text:list-header>
      </text:list>
      <text:p text:style-name="P47"><text:line-break/></text:p>
      <text:p text:style-name="P13"/>
      <text:p text:style-name="P13"><text:soft-page-break/></text:p>
      <text:p text:style-name="P13"/>
      <text:p text:style-name="P13">3.2 BACK END</text:p>
      <text:p text:style-name="P2"><text:span text:style-name="T49">MyMySQL is currently the most popular database management system software used for managing the relational database. It is open-source database software, which is supported by Oracle Company. It is fast, scalable, and easy to use database management system in comparison with Microsoft MySQL Server and Oracle Database. It is commonly used in conjunction with </text:span><text:a xlink:type="simple" xlink:href="https://www.javatpoint.com/php-tutorial"><text:span text:style-name="T64">PHP</text:span></text:a><text:span text:style-name="T49"> scripts for creating powerful and dynamic server-side or web-based enterprise applications.</text:span></text:p>
      <text:p text:style-name="P6"><text:span text:style-name="T48">It is developed, marketed, and supported by </text:span><text:span text:style-name="Strong_20_Emphasis"><text:span text:style-name="T50">MyMySQL AB, a Swedish company</text:span></text:span><text:span text:style-name="T48">, and written in </text:span><text:a xlink:type="simple" xlink:href="https://www.javatpoint.com/c-programming-language-tutorial"><text:span text:style-name="T63">C programming language</text:span></text:a><text:span text:style-name="T48"> and </text:span><text:a xlink:type="simple" xlink:href="https://www.javatpoint.com/cpp-tutorial"><text:span text:style-name="T63">C++ programming language</text:span></text:a><text:span text:style-name="T48">. The official pronunciation of MyMySQL is not the My Sequel; it is </text:span><text:span text:style-name="Emphasis"><text:span text:style-name="Strong_20_Emphasis"><text:span text:style-name="T50">My Ess Que Ell</text:span></text:span></text:span><text:span text:style-name="Emphasis"><text:span text:style-name="T48">. However, you can pronounce it in your way.</text:span></text:span><text:span text:style-name="T48"> Many small and big companies use MyMySQL. MyMySQL supports many Operating Systems like </text:span><text:a xlink:type="simple" xlink:href="https://www.javatpoint.com/windows"><text:span text:style-name="T63">Windows</text:span></text:a><text:span text:style-name="T48">, </text:span><text:a xlink:type="simple" xlink:href="https://www.javatpoint.com/linux-tutorial"><text:span text:style-name="T63">Linux</text:span></text:a><text:span text:style-name="T48">, MacOS, etc. with C, C++, and </text:span><text:a xlink:type="simple" xlink:href="https://www.javatpoint.com/java-tutorial"><text:span text:style-name="T63">Java languages</text:span></text:a><text:span text:style-name="T48">.</text:span></text:p>
      <text:p text:style-name="P6"><text:span text:style-name="T48">MyMySQL is a </text:span><text:a xlink:type="simple" xlink:href="https://www.javatpoint.com/what-is-rdbms"><text:span text:style-name="T63">Relational Database Management System</text:span></text:a><text:span text:style-name="T48"> (RDBMS) software that provides many things, which are as follows:</text:span></text:p>
      <text:list xml:id="list2877350943830670207" text:style-name="L5">
        <text:list-item>
          <text:p text:style-name="P58">It allows us to implement database operations on tables, rows, columns, and indexes.</text:p>
        </text:list-item>
        <text:list-item>
          <text:p text:style-name="P58">It defines the database relationship in the form of tables (collection of rows and columns), also known as relations.</text:p>
        </text:list-item>
        <text:list-item>
          <text:p text:style-name="P58">It provides the Referential Integrity between rows or columns of various tables.</text:p>
        </text:list-item>
        <text:list-item>
          <text:p text:style-name="P58">It allows us to updates the table indexes automatically.</text:p>
        </text:list-item>
        <text:list-item>
          <text:p text:style-name="P58">It uses many MySQL queries and combines useful information from multiple tables for the end-users.</text:p>
        </text:list-item>
      </text:list>
      <text:h text:style-name="P45" text:outline-level="2">How MyMySQL Works?</text:h>
      <text:p text:style-name="P49">MyMySQL follows the working of Client-Server Architecture. This model is designed for the end-users called clients to access the resources from a central computer known as a server using network services. Here, the clients make requests through a graphical user interface (GUI), and the server will give the desired output as soon as the instructions are matched. The process of MyMySQL environment is the same as the client-server model.</text:p>
      <text:p text:style-name="P71">The core of the MyMySQL database is the MyMySQL Server. This server is available as a separate program and responsible for handling all the database instructions, statements, or commands. The working of MyMySQL database with MyMySQL Server are as follows:</text:p>
      <text:list xml:id="list8675718357932930220" text:style-name="L6">
        <text:list-item>
          <text:p text:style-name="P61"><text:soft-page-break/>MyMySQL creates a database that allows you to build many tables to store and manipulate data and defining the relationship between each table.</text:p>
        </text:list-item>
        <text:list-item>
          <text:p text:style-name="P61">Clients make requests through the GUI screen or command prompt by using specific MySQL expressions on MyMySQL.</text:p>
        </text:list-item>
        <text:list-item>
          <text:p text:style-name="P61">Finally, the server application will respond with the requested expressions and produce the desired result on the client-side.</text:p>
        </text:list-item>
      </text:list>
      <text:p text:style-name="Text_20_body"><text:span text:style-name="T76">A client can use any MyMySQL </text:span><text:a xlink:type="simple" xlink:href="https://www.javatpoint.com/gui-full-form"><text:span text:style-name="T69">GUI</text:span></text:a><text:span text:style-name="T76">. But, it is making sure that your GUI should be lighter and user-friendly to make your data management activities faster and easier. Some of the most widely used MyMySQL GUIs are MyMySQL Workbench, SequelPro, DBVisualizer, and the Navicat DB Admin Tool. Some GUIs are commercial, while some are free with limited functionality, and some are only compatible with MacOS. Thus, you can choose the GUI according to your needs.</text:span></text:p>
      <text:h text:style-name="P46" text:outline-level="2">Reasons for popularity</text:h>
      <text:p text:style-name="P47">MyMySQL is becoming so popular because of these following reasons:</text:p>
      <text:list xml:id="list1951948794221430921" text:style-name="L7">
        <text:list-item>
          <text:p text:style-name="P62">MyMySQL is an open-source database, so you don't have to pay a single penny to use it.</text:p>
        </text:list-item>
        <text:list-item>
          <text:p text:style-name="P62">MyMySQL is a very powerful program that can handle a large set of functionality of the most expensive and powerful database packages.</text:p>
        </text:list-item>
        <text:list-item>
          <text:p text:style-name="P62">MyMySQL is customizable because it is an open-source database, and the open-source GPL license facilitates programmers to modify the MySQL software according to their own specific environment.</text:p>
        </text:list-item>
        <text:list-item>
          <text:p text:style-name="P62">MyMySQL is quicker than other databases, so it can work well even with the large data set.</text:p>
        </text:list-item>
        <text:list-item>
          <text:p text:style-name="P62">MyMySQL supports many operating systems with many languages like PHP, PERL, C, C++, JAVA, etc.</text:p>
        </text:list-item>
        <text:list-item>
          <text:p text:style-name="P62">MyMySQL uses a standard form of the well-known MySQL data language.</text:p>
        </text:list-item>
        <text:list-item>
          <text:p text:style-name="P62">MyMySQL is very friendly with PHP, the most popular language for web development.</text:p>
        </text:list-item>
        <text:list-item>
          <text:p text:style-name="P62">MyMySQL supports large databases, up to 50 million rows or more in a table. The default file size limit for a table is 4GB, but you can increase this (if your operating system can handle it) to a theoretical limit of 8 million terabytes (TB).</text:p>
        </text:list-item>
      </text:list>
      <text:h text:style-name="P46" text:outline-level="2"><text:soft-page-break/>History of MyMySQL</text:h>
      <text:p text:style-name="P6"><text:span text:style-name="T48">The project of MyMySQL was started in 1979 when MyMySQL's inventor </text:span><text:span text:style-name="Strong_20_Emphasis"><text:span text:style-name="T50">Michael Widenius</text:span></text:span><text:span text:style-name="T52"> </text:span><text:span text:style-name="T48">developed an in-house database tool called </text:span><text:span text:style-name="Strong_20_Emphasis"><text:span text:style-name="T50">UNIREG</text:span></text:span><text:span text:style-name="T52"> </text:span><text:span text:style-name="T48">for managing databases. After that, UNIREG has been rewritten in several different languages and extended to handle big databases. After some time, Michael Widenius contacted </text:span><text:span text:style-name="Strong_20_Emphasis"><text:span text:style-name="T50">David Hughes</text:span></text:span><text:span text:style-name="T48">, the author of mMySQL, to see if Hughes would be interested in connecting mMySQL to UNIREG's B+ ISAM handler to provide indexing to mMySQL. That's the way MyMySQL came into existence.</text:span></text:p>
      <text:section text:style-name="Sect1" text:name="62e41191-8dfd-468e-a4ed-2777209ebf5e">
        <text:p text:style-name="P50"/>
        <text:section text:style-name="Sect1" text:name="ADP_37780_728X250_62e41191-8dfd-468e-a4ed-2777209ebf5e">
          <text:p text:style-name="P53"><text:line-break/></text:p>
        </text:section>
      </text:section>
      <text:p text:style-name="P13">MyMySQL Commands</text:p>
      <text:p text:style-name="P19">The standard MyMySQL commands to interact with relational databases are CREATE, SELECT, INSERT, UPDATE, DELETE and DROP. These commands can be classified into the following groups based on their nature.</text:p>
      <text:p text:style-name="P38">DDL - Data Definition Language</text:p>
      <table:table table:name="Table2" table:style-name="Table2">
        <table:table-column table:style-name="Table2.A"/>
        <table:table-column table:style-name="Table2.B"/>
        <table:table-row table:style-name="Table2.1">
          <table:table-cell table:style-name="Table2.A1" office:value-type="string">
            <text:p text:style-name="P13">S.No.</text:p>
          </table:table-cell>
          <table:table-cell table:style-name="Table2.A1" office:value-type="string">
            <text:p text:style-name="P13">Command &amp; Description</text:p>
          </table:table-cell>
        </table:table-row>
        <table:table-row table:style-name="Table2.1">
          <table:table-cell table:style-name="Table2.A1" office:value-type="string">
            <text:p text:style-name="P19">1</text:p>
          </table:table-cell>
          <table:table-cell table:style-name="Table2.A1" office:value-type="string">
            <text:p text:style-name="P23">CREATE</text:p>
            <text:p text:style-name="P22">Creates a new table, a view of a table, or other object in the database.</text:p>
          </table:table-cell>
        </table:table-row>
        <table:table-row table:style-name="Table2.1">
          <table:table-cell table:style-name="Table2.A1" office:value-type="string">
            <text:p text:style-name="P19">2</text:p>
          </table:table-cell>
          <table:table-cell table:style-name="Table2.A1" office:value-type="string">
            <text:p text:style-name="P23">ALTER</text:p>
            <text:p text:style-name="P22">Modifies an existing database object, such as a table.</text:p>
          </table:table-cell>
        </table:table-row>
        <table:table-row table:style-name="Table2.1">
          <table:table-cell table:style-name="Table2.A1" office:value-type="string">
            <text:p text:style-name="P19">3</text:p>
          </table:table-cell>
          <table:table-cell table:style-name="Table2.A1" office:value-type="string">
            <text:p text:style-name="P23">DROP</text:p>
            <text:p text:style-name="P22">Deletes an entire table, a view of a table or other objects in the database.</text:p>
          </table:table-cell>
        </table:table-row>
      </table:table>
      <text:p text:style-name="P38">DML - Data Manipulation Language</text:p>
      <table:table table:name="Table3" table:style-name="Table3">
        <table:table-column table:style-name="Table3.A"/>
        <table:table-column table:style-name="Table3.B"/>
        <table:table-row table:style-name="Table3.1">
          <table:table-cell table:style-name="Table3.A1" office:value-type="string">
            <text:p text:style-name="P13">S.No.</text:p>
          </table:table-cell>
          <table:table-cell table:style-name="Table3.A1" office:value-type="string">
            <text:p text:style-name="P13">Command &amp; Description</text:p>
          </table:table-cell>
        </table:table-row>
        <table:table-row table:style-name="Table3.1">
          <table:table-cell table:style-name="Table3.A1" office:value-type="string">
            <text:p text:style-name="P19">1</text:p>
          </table:table-cell>
          <table:table-cell table:style-name="Table3.A1" office:value-type="string">
            <text:p text:style-name="P23">SELECT</text:p>
            <text:p text:style-name="P22">Retrieves certain records from one or more tables.</text:p>
          </table:table-cell>
        </table:table-row>
        <table:table-row table:style-name="Table3.1">
          <table:table-cell table:style-name="Table3.A1" office:value-type="string">
            <text:p text:style-name="P19">2</text:p>
          </table:table-cell>
          <table:table-cell table:style-name="Table3.A1" office:value-type="string">
            <text:p text:style-name="P23">INSERT</text:p>
            <text:p text:style-name="P22">Creates a record.</text:p>
          </table:table-cell>
        </table:table-row>
        <table:table-row table:style-name="Table3.1">
          <table:table-cell table:style-name="Table3.A1" office:value-type="string">
            <text:p text:style-name="P19">3</text:p>
          </table:table-cell>
          <table:table-cell table:style-name="Table3.A1" office:value-type="string">
            <text:p text:style-name="P23">UPDATE</text:p>
            <text:p text:style-name="P22"><text:soft-page-break/>Modifies records.</text:p>
          </table:table-cell>
        </table:table-row>
        <table:table-row table:style-name="Table3.1">
          <table:table-cell table:style-name="Table3.A1" office:value-type="string">
            <text:p text:style-name="P19">4</text:p>
          </table:table-cell>
          <table:table-cell table:style-name="Table3.A1" office:value-type="string">
            <text:p text:style-name="P23">DELETE</text:p>
            <text:p text:style-name="P22">Deletes records.</text:p>
          </table:table-cell>
        </table:table-row>
      </table:table>
      <text:p text:style-name="P38">DCL - Data Control Language</text:p>
      <table:table table:name="Table4" table:style-name="Table4">
        <table:table-column table:style-name="Table4.A"/>
        <table:table-column table:style-name="Table4.B"/>
        <table:table-row table:style-name="Table4.1">
          <table:table-cell table:style-name="Table4.A1" office:value-type="string">
            <text:p text:style-name="P13">S.No.</text:p>
          </table:table-cell>
          <table:table-cell table:style-name="Table4.A1" office:value-type="string">
            <text:p text:style-name="P13">Command &amp; Description</text:p>
          </table:table-cell>
        </table:table-row>
        <table:table-row table:style-name="Table4.1">
          <table:table-cell table:style-name="Table4.A1" office:value-type="string">
            <text:p text:style-name="P19">1</text:p>
          </table:table-cell>
          <table:table-cell table:style-name="Table4.A1" office:value-type="string">
            <text:p text:style-name="P23">GRANT</text:p>
            <text:p text:style-name="P22">Gives a privilege to user.</text:p>
          </table:table-cell>
        </table:table-row>
        <table:table-row table:style-name="Table4.1">
          <table:table-cell table:style-name="Table4.A1" office:value-type="string">
            <text:p text:style-name="P19">2</text:p>
          </table:table-cell>
          <table:table-cell table:style-name="Table4.A1" office:value-type="string">
            <text:p text:style-name="P23">REVOKE</text:p>
            <text:p text:style-name="P22">Takes back privileges granted from user.</text:p>
          </table:table-cell>
        </table:table-row>
      </table:table>
      <text:p text:style-name="P23"/>
      <text:p text:style-name="P23"/>
      <text:p text:style-name="P23">What is RDBMS?</text:p>
      <text:p text:style-name="P28"><text:span text:style-name="T71">RDBMS stands for </text:span><text:span text:style-name="T72">R</text:span><text:span text:style-name="T71">elational </text:span><text:span text:style-name="T72">D</text:span><text:span text:style-name="T71">atabase </text:span><text:span text:style-name="T72">M</text:span><text:span text:style-name="T71">anagement </text:span><text:span text:style-name="T72">S</text:span><text:span text:style-name="T71">ystem. RDBMS is the basis for MySQL, and for all modern database systems like MS MySQL Server, IBM DB2, Oracle, MyMySQL, and Microsoft Access.</text:span></text:p>
      <text:p text:style-name="P22">A Relational database management system (RDBMS) is a database management system (DBMS) that is based on the relational model as introduced by E. F. Codd.</text:p>
      <text:p text:style-name="P23">What is a table?</text:p>
      <text:p text:style-name="P28"><text:span text:style-name="T71">The data in an RDBMS is stored in database objects which are called as </text:span><text:span text:style-name="T72">tables</text:span><text:span text:style-name="T71">. This table is basically a collection of related data entries and it consists of numerous columns and rows.</text:span></text:p>
      <text:p text:style-name="P22">Remember, a table is the most common and simplest form of data storage in a relational database. </text:p>
      <text:p text:style-name="P23">What is a field?</text:p>
      <text:p text:style-name="P22">Every table is broken up into smaller entities called fields. The fields in the CUSTOMERS table consist of ID, NAME, AGE, ADDRESS and SALARY.A field is a column in a table that is designed to maintain specific information about every record in the table.</text:p>
      <text:p text:style-name="P23">What is a Record or a Row?</text:p>
      <text:p text:style-name="P22"><text:soft-page-break/>A record is also called as a row of data is each individual entry that exists in a table. A record is a horizontal entity in a table.</text:p>
      <text:p text:style-name="P23">What is a column?</text:p>
      <text:p text:style-name="P22">A column is a vertical entity in a table that contains all information associated with a specific field in a table.</text:p>
      <text:p text:style-name="P23">What is a NULL value?</text:p>
      <text:p text:style-name="P22">A NULL value in a table is a value in a field that appears to be blank, which means a field with a NULL value is a field with no value.It is very important to understand that a NULL value is different than a zero value or a field that contains spaces. A field with a NULL value is the one that has been left blank during a record creation.</text:p>
      <text:p text:style-name="P23"/>
      <text:p text:style-name="P23"/>
      <text:p text:style-name="P23">MyMySQL Constraints</text:p>
      <text:p text:style-name="P63">The constraint in MyMySQL is used to specify the rule that allows or restricts what values/data will be stored in the table. They provide a suitable method to ensure data accuracy and integrity inside the table. It also helps to limit the type of data that will be inserted inside the table. If any interruption occurs between the constraint and data action, the action is failed.</text:p>
      <text:h text:style-name="P39" text:outline-level="3">Types of MyMySQL Constraints</text:h>
      <text:p text:style-name="P49">Constraints in MyMySQL is classified into two types:</text:p>
      <text:list xml:id="list8916005953262104414" text:style-name="L8">
        <text:list-item>
          <text:p text:style-name="P60"><text:span text:style-name="Strong_20_Emphasis"><text:span text:style-name="T58">Column Level Constraints:</text:span></text:span><text:span text:style-name="T57"> These constraints are applied only to the single column that limits the type of particular column data.</text:span></text:p>
        </text:list-item>
        <text:list-item>
          <text:p text:style-name="P60"><text:span text:style-name="Strong_20_Emphasis"><text:span text:style-name="T58">Table Level Constraints:</text:span></text:span><text:span text:style-name="T57"> These constraints are applied to the entire table that limits the type of data for the whole table.</text:span></text:p>
        </text:list-item>
      </text:list>
      <text:p text:style-name="P22"/>
      <text:p text:style-name="P23">Database Normalization</text:p>
      <text:p text:style-name="P28"><text:span text:style-name="T71">Database normalization is the process of efficiently organizing data in a database. There are two reasons of this normalization process </text:span><text:span text:style-name="T73">−</text:span></text:p>
      <text:list xml:id="list458613937345291116" text:style-name="WWNum25">
        <text:list-item>
          <text:p text:style-name="P33"><text:soft-page-break/>Eliminating redundant data, for example, storing the same data in more than one table.</text:p>
        </text:list-item>
        <text:list-item>
          <text:p text:style-name="P33">Ensuring data dependencies make sense.</text:p>
        </text:list-item>
      </text:list>
      <text:p text:style-name="P22">Both these reasons are worthy goals as they reduce the amount of space a database consumes and ensures that data is logically stored. Normalization consists of a series of guidelines that help guide you in creating a good database structure.</text:p>
      <text:p text:style-name="P22">Normalization guidelines are divided into normal forms; think of a form as the format or the way a database structure is laid out. The aim of normal forms is to organize the database structure, so that it complies with the rules of first normal form, then second normal form and finally the third normal form.</text:p>
      <text:p text:style-name="P22">It is your choice to take it further and go to the fourth normal form, fifth normal form and so on, but in general, the third normal form is more than enough.</text:p>
      <text:list xml:id="list8388691202655704944" text:style-name="WWNum26">
        <text:list-item>
          <text:p text:style-name="P31"><text:a xlink:type="simple" xlink:href="https://www.tutorialspoint.com/sql/first-normal-form.htm"><text:span text:style-name="T4">First Normal Form (1NF)</text:span></text:a></text:p>
        </text:list-item>
        <text:list-item>
          <text:p text:style-name="P31"><text:a xlink:type="simple" xlink:href="https://www.tutorialspoint.com/sql/second-normal-form.htm"><text:span text:style-name="T4">Second Normal Form (2NF)</text:span></text:a></text:p>
        </text:list-item>
        <text:list-item>
          <text:p text:style-name="P31"><text:a xlink:type="simple" xlink:href="https://www.tutorialspoint.com/sql/third-normal-form.htm"><text:span text:style-name="T4">Third Normal Form (3NF)</text:span></text:a></text:p>
        </text:list-item>
      </text:list>
      <text:p text:style-name="P22">There are many popular RDBMS available to work with. This tutorial gives a brief overview of some of the most popular RDBMS’s. This would help you to compare their basic features.</text:p>
      <text:p text:style-name="P30">MySQL SERVER</text:p>
      <text:p text:style-name="P1"><text:span text:style-name="T4">Microsoft MySQL Server is a </text:span><text:a xlink:type="simple" xlink:href="https://en.wikipedia.org/wiki/Relational_database_management_system"><text:span text:style-name="T4">relational database management system</text:span></text:a><text:span text:style-name="T4"> developed by </text:span><text:a xlink:type="simple" xlink:href="https://en.wikipedia.org/wiki/Microsoft"><text:span text:style-name="T4">Microsoft</text:span></text:a><text:span text:style-name="T4">. As a </text:span><text:a xlink:type="simple" xlink:href="https://en.wikipedia.org/wiki/Database_server"><text:span text:style-name="T4">database server</text:span></text:a><text:span text:style-name="T4">, it is a </text:span><text:a xlink:type="simple" xlink:href="https://en.wikipedia.org/wiki/Software_product"><text:span text:style-name="T4">software product</text:span></text:a><text:span text:style-name="T4"> with the primary function of storing and retrieving data as requested by other </text:span><text:a xlink:type="simple" xlink:href="https://en.wikipedia.org/wiki/Software_application"><text:span text:style-name="T4">software applications</text:span></text:a><text:span text:style-name="T4">—which may run either on the same computer or on another computer across a network (including the Internet).</text:span></text:p>
      <text:p text:style-name="P23">History</text:p>
      <text:p text:style-name="P3"><text:span text:style-name="T4">The history of Microsoft MySQL Server begins with the first Microsoft MySQL Server product – MySQL Server 1.0, a 16-bit server for the </text:span><text:a xlink:type="simple" xlink:href="https://en.wikipedia.org/wiki/OS/2"><text:span text:style-name="T4">OS/2</text:span></text:a><text:span text:style-name="T4"> operating system in 1989 - and extends to the current day.</text:span></text:p>
      <text:p text:style-name="P23">Milestones</text:p>
      <text:list xml:id="list7920738442777097413" text:style-name="WWNum27">
        <text:list-item>
          <text:p text:style-name="P32"><text:span text:style-name="T4">MS MySQL Server for OS/2 began as a project to port </text:span><text:a xlink:type="simple" xlink:href="https://en.wikipedia.org/wiki/Sybase_SQL_Server"><text:span text:style-name="T4">Sybase MySQL Server</text:span></text:a><text:span text:style-name="T4"> onto OS/2 in 1989, by </text:span><text:a xlink:type="simple" xlink:href="https://en.wikipedia.org/wiki/Sybase"><text:span text:style-name="T4">Sybase</text:span></text:a><text:span text:style-name="T4">, </text:span><text:a xlink:type="simple" xlink:href="https://en.wikipedia.org/wiki/Ashton-Tate"><text:span text:style-name="T4">Ashton-Tate</text:span></text:a><text:span text:style-name="T4">, and </text:span><text:a xlink:type="simple" xlink:href="https://en.wikipedia.org/wiki/Microsoft"><text:span text:style-name="T4">Microsoft</text:span></text:a><text:span text:style-name="T4">.</text:span></text:p>
        </text:list-item>
        <text:list-item>
          <text:p text:style-name="P32"><text:span text:style-name="T4">MySQL Server 4.2 for NT is released in 1993, marking the entry onto </text:span><text:a xlink:type="simple" xlink:href="https://en.wikipedia.org/wiki/Windows_NT"><text:span text:style-name="T4">Windows NT</text:span></text:a><text:span text:style-name="T4">.</text:span></text:p>
        </text:list-item>
        <text:list-item>
          <text:p text:style-name="P32"><text:soft-page-break/><text:span text:style-name="T4">MySQL Server 6.0 is released in 1995, marking the end of collaboration with </text:span><text:a xlink:type="simple" xlink:href="https://en.wikipedia.org/wiki/Sybase"><text:span text:style-name="T4">Sybase</text:span></text:a><text:span text:style-name="T4">; Sybase would continue developing their own variant of </text:span><text:span text:style-name="T5">MySQL Server</text:span><text:span text:style-name="T4">, Sybase </text:span><text:a xlink:type="simple" xlink:href="https://en.wikipedia.org/wiki/Adaptive_Server_Enterprise"><text:span text:style-name="T4">Adaptive Server Enterprise</text:span></text:a><text:span text:style-name="T4">, independently of Microsoft.</text:span></text:p>
        </text:list-item>
        <text:list-item>
          <text:p text:style-name="P34">MySQL Server 7.0 is released in 1998, marking the conversion of the source code from C to C++.</text:p>
        </text:list-item>
        <text:list-item>
          <text:p text:style-name="P34">MySQL Server 2005, released in 2005, finishes the complete revision of the old Sybase code into Microsoft code.</text:p>
        </text:list-item>
        <text:list-item>
          <text:p text:style-name="P32"><text:span text:style-name="T4">MySQL Server 2017, released in 2017, adds Linux support for these Linux platforms: </text:span><text:a xlink:type="simple" xlink:href="https://en.wikipedia.org/wiki/Red_Hat_Enterprise_Linux"><text:span text:style-name="T4">Red Hat Enterprise Linux</text:span></text:a><text:span text:style-name="T4">, </text:span><text:a xlink:type="simple" xlink:href="https://en.wikipedia.org/wiki/SUSE_Linux_Enterprise_Server"><text:span text:style-name="T4">SUSE Linux Enterprise Server</text:span></text:a><text:span text:style-name="T4">, Ubuntu &amp; Docker Engine.</text:span></text:p>
        </text:list-item>
      </text:list>
      <text:p text:style-name="P23">Currently</text:p>
      <text:p text:style-name="P22">As of October 2017 the following versions are supported by Microsoft:</text:p>
      <text:list xml:id="list2668659601487232541" text:style-name="WWNum28">
        <text:list-item>
          <text:p text:style-name="P35">MySQL Server 2008</text:p>
        </text:list-item>
        <text:list-item>
          <text:p text:style-name="P35">MySQL Server 2008 R2</text:p>
        </text:list-item>
        <text:list-item>
          <text:p text:style-name="P35">MySQL Server 2012</text:p>
        </text:list-item>
        <text:list-item>
          <text:p text:style-name="P35">MySQL Server 2014</text:p>
        </text:list-item>
        <text:list-item>
          <text:p text:style-name="P35">MySQL Server 2016</text:p>
        </text:list-item>
        <text:list-item>
          <text:p text:style-name="P35">MySQL Server 2017</text:p>
        </text:list-item>
      </text:list>
      <text:p text:style-name="P22">From MySQL Server 2016 onward, the product is supported on x64 processors only.</text:p>
      <text:p text:style-name="P22">The current version is Microsoft MySQL Server 2017, released October 2, 2017. The RTM version is 14.1709.3807.1.</text:p>
      <text:p text:style-name="P23">Standard</text:p>
      <text:p text:style-name="P22">MySQL Server Standard edition includes the core database engine, along with the stand-alone services. It differs from Enterprise edition in that it supports fewer active instances (number of nodes in a cluster) and does not include some high-availability functions such as hot-add memory (allowing memory to be added while the server is still running), and parallel indexes.</text:p>
      <text:p text:style-name="P23">Web</text:p>
      <text:p text:style-name="P3"><text:soft-page-break/><text:span text:style-name="T4">MySQL Server Web Edition is a low-</text:span><text:a xlink:type="simple" xlink:href="https://en.wikipedia.org/wiki/Total_cost_of_ownership"><text:span text:style-name="T4">TCO</text:span></text:a><text:span text:style-name="T4"> option for Web hosting.</text:span></text:p>
      <text:p text:style-name="P23">Business Intelligence</text:p>
      <text:p text:style-name="P22">Introduced in MySQL Server 2012 and focusing on Self Service and Corporate Business Intelligence. It includes the Standard Edition capabilities and Business Intelligence tools: PowerPivot, Power View, and the BI Semantic Model, Master Data Services, Data Quality Services and xVelocity in-memory analytics.</text:p>
      <text:p text:style-name="P23">Workgroup</text:p>
      <text:p text:style-name="P22">MySQL Server Workgroup Edition includes the core database functionality but does not include the additional services. Note that this edition has been retired in MySQL Server 2012.</text:p>
      <text:p text:style-name="P23">Developer</text:p>
      <text:p text:style-name="P22">MySQL Server Developer Edition includes the same features as MySQL Server Enterprise Edition, but is limited by the license to be only used as a development and test system, and not as production server. Starting early 2016, Microsoft made this version free of charge to the public.</text:p>
      <text:p text:style-name="P23">Evaluation</text:p>
      <text:p text:style-name="P28"><text:span text:style-name="T71">MySQL Server Evaluation Edition, also known as the </text:span><text:span text:style-name="T74">Trial Edition</text:span><text:span text:style-name="T71">, has all the features of the Enterprise Edition, but is limited to 180 days, after which the tools will continue to run, but the server services will stop.</text:span></text:p>
      <text:p text:style-name="P23">Fast Track</text:p>
      <text:p text:style-name="P22">MySQL Server Fast Track is specifically for enterprise-scale data warehousing storage and business intelligence processing, and runs on reference-architecture hardware that is optimized for Fast Track.</text:p>
      <text:p text:style-name="P23">LocalDB</text:p>
      <text:p text:style-name="P22">Introduced in MySQL Server Express 2012, LocalDB is a minimal, on-demand, version of MySQL Server that is designed for application developers.It can also be used as an embedded database.</text:p>
      <text:p text:style-name="P23">Architecture</text:p>
      <text:p text:style-name="P3"><text:span text:style-name="T4">The protocol layer implements the external interface to MySQL Server. All operations that can be invoked on MySQL Server are communicated to it via a Microsoft-defined format, </text:span><text:soft-page-break/><text:span text:style-name="T4">called </text:span><text:a xlink:type="simple" xlink:href="https://en.wikipedia.org/wiki/Tabular_Data_Stream"><text:span text:style-name="T4">Tabular Data Stream</text:span></text:a><text:span text:style-name="T4"> (TDS). TDS is an application layer protocol, used to transfer data between a database server and a client. Initially designed and developed by Sybase Inc. for their </text:span><text:a xlink:type="simple" xlink:href="https://en.wikipedia.org/wiki/Sybase_SQL_Server"><text:span text:style-name="T4">Sybase MySQL Server</text:span></text:a><text:span text:style-name="T4"> relational database engine in 1984, and later by Microsoft in Microsoft MySQL Server, TDS packets can be encased in other physical transport dependent protocols, including </text:span><text:a xlink:type="simple" xlink:href="https://en.wikipedia.org/wiki/TCP/IP"><text:span text:style-name="T4">TCP/IP</text:span></text:a><text:span text:style-name="T4">, </text:span><text:a xlink:type="simple" xlink:href="https://en.wikipedia.org/wiki/Named_pipe"><text:span text:style-name="T4">named pipes</text:span></text:a><text:span text:style-name="T4">, and </text:span><text:a xlink:type="simple" xlink:href="https://en.wikipedia.org/wiki/Shared_memory_(interprocess_communication)"><text:span text:style-name="T4">shared memory</text:span></text:a><text:span text:style-name="T4">. Consequently, access to MySQL Server is available over these protocols. In addition, the MySQL Server API is also exposed over </text:span><text:a xlink:type="simple" xlink:href="https://en.wikipedia.org/wiki/Web_service"><text:span text:style-name="T4">web services</text:span></text:a><text:span text:style-name="T4">.</text:span></text:p>
      <text:p text:style-name="P23">Data storage</text:p>
      <text:p text:style-name="P3"><text:a xlink:type="simple" xlink:href="https://en.wikipedia.org/wiki/Computer_data_storage"><text:span text:style-name="T4">Data storage</text:span></text:a><text:span text:style-name="T4"> is a </text:span><text:a xlink:type="simple" xlink:href="https://en.wikipedia.org/wiki/Database"><text:span text:style-name="T4">database</text:span></text:a><text:span text:style-name="T4">, which is a collection of tables with </text:span><text:a xlink:type="simple" xlink:href="https://en.wikipedia.org/wiki/Type_system"><text:span text:style-name="T4">typed</text:span></text:a><text:span text:style-name="T4"> columns. MySQL Server supports different data types, including </text:span><text:a xlink:type="simple" xlink:href="https://en.wikipedia.org/wiki/Primitive_type"><text:span text:style-name="T4">primitive types</text:span></text:a><text:span text:style-name="T4"> such as </text:span><text:span text:style-name="T5">Integer</text:span><text:span text:style-name="T4">, </text:span><text:span text:style-name="T5">Float</text:span><text:span text:style-name="T4">, </text:span><text:span text:style-name="T5">Decimal</text:span><text:span text:style-name="T4">, </text:span><text:span text:style-name="T5">Char</text:span><text:span text:style-name="T4"> (including character strings), </text:span><text:span text:style-name="T5">Archer</text:span><text:span text:style-name="T4"> (variable length character strings), binary (for unstructured </text:span><text:a xlink:type="simple" xlink:href="https://en.wikipedia.org/wiki/Binary_large_object"><text:span text:style-name="T4">blobs</text:span></text:a><text:span text:style-name="T4"> of data), </text:span><text:span text:style-name="T5">Text</text:span><text:span text:style-name="T4"> (for textual data) among others. The </text:span><text:a xlink:type="simple" xlink:href="https://en.wikipedia.org/wiki/Rounding"><text:span text:style-name="T4">rounding</text:span></text:a><text:span text:style-name="T4"> of floats to integers uses either Symmetric Arithmetic Rounding or Symmetric Round Down (</text:span><text:span text:style-name="T5">fix</text:span><text:span text:style-name="T4">) depending on arguments: SELECT Round(2.5, 0) gives 3.</text:span></text:p>
      <text:p text:style-name="P3"><text:span text:style-name="T4">Microsoft MySQL Server also allows user-defined composite types (UDTs) to be defined and used. It also makes server statistics available as virtual tables and views (called Dynamic Management Views or DMVs). In addition to tables, a database can also contain other objects including </text:span><text:a xlink:type="simple" xlink:href="https://en.wikipedia.org/wiki/View_(database)"><text:span text:style-name="T4">views</text:span></text:a><text:span text:style-name="T4">, </text:span><text:a xlink:type="simple" xlink:href="https://en.wikipedia.org/wiki/Stored_procedure"><text:span text:style-name="T4">stored procedures</text:span></text:a><text:span text:style-name="T4">, </text:span><text:a xlink:type="simple" xlink:href="https://en.wikipedia.org/wiki/Index_(database)"><text:span text:style-name="T4">indexes</text:span></text:a><text:span text:style-name="T4"> and </text:span><text:a xlink:type="simple" xlink:href="https://en.wikipedia.org/wiki/Constraint_(database)"><text:span text:style-name="T4">constraints</text:span></text:a><text:span text:style-name="T4">, along with a transaction log. A MySQL Server database can contain a maximum of 2</text:span><text:span text:style-name="T9">31</text:span><text:span text:style-name="T4"> objects, and can span multiple OS-level files with a maximum file size of 2</text:span><text:span text:style-name="T9">60</text:span><text:span text:style-name="T4"> bytes (1 exabyte). The data in the database are stored in primary data files with an extension .mdf. Secondary data files, identified with a .ndf extension, are used to allow the data of a single database to be spread across more than one file, and optionally across more than one file system. Log files are identified with the .ldf extension.</text:span></text:p>
      <text:p text:style-name="P23">Buffer management</text:p>
      <text:p text:style-name="P3"><text:span text:style-name="T4">MySQL Server </text:span><text:a xlink:type="simple" xlink:href="https://en.wikipedia.org/wiki/Data_buffer"><text:span text:style-name="T4">buffers</text:span></text:a><text:span text:style-name="T4"> pages in RAM to minimize disk I/O. Any 8 KB page can be buffered in-memory, and the set of all pages currently buffered is called the buffer cache. The amount of memory available to MySQL Server decides how many pages will be cached in memory. The buffer cache is managed by the </text:span><text:span text:style-name="T5">Buffer Manager</text:span><text:span text:style-name="T4">. Either reading from or writing to any page copies it to the buffer cache. Subsequent reads or writes are redirected to the in-memory copy, rather than the on-disc version. The page is updated on the disc by the Buffer Manager only if the </text:span><text:soft-page-break/><text:span text:style-name="T4">in-memory cache has not been referenced for some time. While writing pages back to disc, </text:span><text:a xlink:type="simple" xlink:href="https://en.wikipedia.org/wiki/Asynchronous_I/O"><text:span text:style-name="T4">asynchronous I/O</text:span></text:a><text:span text:style-name="T4"> is used whereby the I/O operation is done in a background thread so that other operations do not have to wait for the I/O operation to complete. </text:span></text:p>
      <text:p text:style-name="P23">T-MySQL</text:p>
      <text:p text:style-name="P28"><text:span text:style-name="T71">T-MySQL (Transact-MySQL) is the secondary means of programming and managing MySQL Server. It exposes keywords for the operations that can be performed on MySQL Server, including creating and altering database schemas, entering and editing data in the database as </text:span><text:span text:style-name="T71">well as monitoring and managing the server itself. Client applications that consume data or manage the server will leverage MySQL Server functionality by sending T-MySQL queries and statements which are then processed by the server and results (or errors) returned to the client application. MySQL Server allows it to be managed using T-MySQL. For this it exposes read-only tables from which server statistics can be read. Management functionality is exposed via system-defined stored procedures which can be invoked from T-MySQL queries to perform the management operation. It is also possible to create linked Servers using T-MySQL. Linked servers allow a single query to process operations performed on multiple servers.</text:span></text:p>
      <text:p text:style-name="P23"/>
      <text:p text:style-name="P23">3.3 DATABASE CONNECTIVITY</text:p>
      <text:p text:style-name="P69"><text:bookmark text:name="object-class"/><text:span text:style-name="Strong_20_Emphasis"><text:span text:style-name="T67">What is PDO?</text:span></text:span></text:p>
      <text:list xml:id="list2819962588185170561" text:style-name="L10">
        <text:list-item>
          <text:p text:style-name="P72">PDO - PHP Data Object.</text:p>
        </text:list-item>
        <text:list-item>
          <text:p text:style-name="P72">A set of PHP extensions that provide a core PDO class and database specific drivers.</text:p>
        </text:list-item>
        <text:list-item>
          <text:p text:style-name="P72">Provides a vendor-neutral lightweight data-access abstraction layer.</text:p>
        </text:list-item>
        <text:list-item>
          <text:p text:style-name="P72">Focus on data access abstraction rather than database abstraction.</text:p>
        </text:list-item>
        <text:list-item>
          <text:p text:style-name="P72">PDO requires the new object oriented features in the core of PHP 5, therefore it will not run with earlier versions of PHP.</text:p>
        </text:list-item>
      </text:list>
      <text:p text:style-name="P51"><text:bookmark text:name="INSTPDO"/><text:span text:style-name="Strong_20_Emphasis"><text:span text:style-name="T67">Installing PDO</text:span></text:span></text:p>
      <text:p text:style-name="P52">PDO is dividing into two components:<text:line-break/>- Core which provides the interface.<text:line-break/>- Drivers to access particular driver.</text:p>
      <text:p text:style-name="P51"><text:soft-page-break/><text:span text:style-name="Strong_20_Emphasis"><text:span text:style-name="T67">Installing PDO on Unix systems:</text:span></text:span><text:span text:style-name="T67"><text:line-break/>-- PDO (Core) and the PDO_SQLITE driver (SQLITE driver) is enabled by default as of PHP 5.1.0. To access other databases you must enable the PDO driver.<text:line-break/>-- To install PDO as a shared module the php.ini needs to be updated so that the PDO extension will be loaded automatically when PHP runs. You also need to enable other database specific drivers and they must be listed after the pdo.so line, as PDO must be initialized before the database-specific extensions can be loaded. If you built PDO and the database-specific extensions statically, you can skip this step:<text:line-break/>extension=pdo.so</text:span></text:p>
      <text:p text:style-name="P51"><text:span text:style-name="Strong_20_Emphasis"><text:span text:style-name="T67">Installing PDO on Windows systems:</text:span></text:span><text:span text:style-name="T67"><text:line-break/>-- PDO and all the major drivers ship with PHP as shared extensions, and simply need to be activated by editing the php.ini file :<text:line-break/>extension=php_pdo.dll.<text:line-break/>This step is not necessary for PHP 5.3 and above, as a DLL is no longer required for PDO.<text:line-break/>-- Next, choose the other database-specific DLL files and either use dl() to load them at runtime, or enable them in php.ini below php_pdo.dll.</text:span></text:p>
      <text:p text:style-name="P52">To get the effect of a new configuration in php.ini file you will need to restart PHP.</text:p>
      <text:p text:style-name="P69"><text:bookmark text:name="SPTDTB"/><text:span text:style-name="Strong_20_Emphasis"><text:span text:style-name="T67">Supported Database</text:span></text:span></text:p>
      <text:p text:style-name="P52">PDO interface is available in the following drivers:</text:p>
      <table:table table:name="Table5" table:style-name="Table5">
        <table:table-column table:style-name="Table5.A"/>
        <table:table-column table:style-name="Table5.B"/>
        <table:table-row>
          <table:table-cell table:style-name="Table5.A1" office:value-type="string">
            <text:p text:style-name="P73">Database name</text:p>
          </table:table-cell>
          <table:table-cell table:style-name="Table5.A1" office:value-type="string">
            <text:p text:style-name="P73">Driver name</text:p>
          </table:table-cell>
        </table:table-row>
        <table:table-row>
          <table:table-cell table:style-name="Table5.A1" office:value-type="string">
            <text:p text:style-name="P40">Cubrid</text:p>
          </table:table-cell>
          <table:table-cell table:style-name="Table5.A1" office:value-type="string">
            <text:p text:style-name="P40">PDO_CUBRID</text:p>
          </table:table-cell>
        </table:table-row>
        <table:table-row>
          <table:table-cell table:style-name="Table5.A1" office:value-type="string">
            <text:p text:style-name="P40">FreeTDS / Microsoft SQL Server / Sybase</text:p>
          </table:table-cell>
          <table:table-cell table:style-name="Table5.A1" office:value-type="string">
            <text:p text:style-name="P40">PDO_DBLIB</text:p>
          </table:table-cell>
        </table:table-row>
        <table:table-row>
          <table:table-cell table:style-name="Table5.A1" office:value-type="string">
            <text:p text:style-name="P40">Firebird/Interbase 6</text:p>
          </table:table-cell>
          <table:table-cell table:style-name="Table5.A1" office:value-type="string">
            <text:p text:style-name="P40">PDO_FIREBIRD</text:p>
          </table:table-cell>
        </table:table-row>
        <table:table-row>
          <table:table-cell table:style-name="Table5.A1" office:value-type="string">
            <text:p text:style-name="P40">IBM DB2</text:p>
          </table:table-cell>
          <table:table-cell table:style-name="Table5.A1" office:value-type="string">
            <text:p text:style-name="P40">PDO_IBM</text:p>
          </table:table-cell>
        </table:table-row>
        <text:soft-page-break/>
        <table:table-row>
          <table:table-cell table:style-name="Table5.A1" office:value-type="string">
            <text:p text:style-name="P40">IBM Informix Dynamic Server</text:p>
          </table:table-cell>
          <table:table-cell table:style-name="Table5.A1" office:value-type="string">
            <text:p text:style-name="P40">PDO_INFORMIX</text:p>
          </table:table-cell>
        </table:table-row>
        <table:table-row>
          <table:table-cell table:style-name="Table5.A1" office:value-type="string">
            <text:p text:style-name="P40">MySQL 3.x/4.x/5.x</text:p>
          </table:table-cell>
          <table:table-cell table:style-name="Table5.A1" office:value-type="string">
            <text:p text:style-name="P40">PDO_MYSQL</text:p>
          </table:table-cell>
        </table:table-row>
        <table:table-row>
          <table:table-cell table:style-name="Table5.A1" office:value-type="string">
            <text:p text:style-name="P40">Oracle Call Interface</text:p>
          </table:table-cell>
          <table:table-cell table:style-name="Table5.A1" office:value-type="string">
            <text:p text:style-name="P40">PDO_OCI</text:p>
          </table:table-cell>
        </table:table-row>
        <table:table-row>
          <table:table-cell table:style-name="Table5.A1" office:value-type="string">
            <text:p text:style-name="P40">ODBC v3 (IBM DB2, unixODBC and win32 ODBC)</text:p>
          </table:table-cell>
          <table:table-cell table:style-name="Table5.A1" office:value-type="string">
            <text:p text:style-name="P40">PDO_ODBC</text:p>
          </table:table-cell>
        </table:table-row>
        <table:table-row>
          <table:table-cell table:style-name="Table5.A1" office:value-type="string">
            <text:p text:style-name="P40">PostgreSQL</text:p>
          </table:table-cell>
          <table:table-cell table:style-name="Table5.A1" office:value-type="string">
            <text:p text:style-name="P40">PDO_PGSQL</text:p>
          </table:table-cell>
        </table:table-row>
        <table:table-row>
          <table:table-cell table:style-name="Table5.A1" office:value-type="string">
            <text:p text:style-name="P40">SQLite 3 and SQLite 2</text:p>
          </table:table-cell>
          <table:table-cell table:style-name="Table5.A1" office:value-type="string">
            <text:p text:style-name="P40">PDO_SQLITE</text:p>
          </table:table-cell>
        </table:table-row>
        <table:table-row>
          <table:table-cell table:style-name="Table5.A1" office:value-type="string">
            <text:p text:style-name="P40">Microsoft SQL Server / SQL Azure</text:p>
          </table:table-cell>
          <table:table-cell table:style-name="Table5.A1" office:value-type="string">
            <text:p text:style-name="P40">PDO_SQLSRV</text:p>
          </table:table-cell>
        </table:table-row>
        <table:table-row>
          <table:table-cell table:style-name="Table5.A1" office:value-type="string">
            <text:p text:style-name="P40">4D</text:p>
          </table:table-cell>
          <table:table-cell table:style-name="Table5.A1" office:value-type="string">
            <text:p text:style-name="P40">PDO_4D</text:p>
          </table:table-cell>
        </table:table-row>
      </table:table>
      <text:p text:style-name="P22"/>
      <text:p text:style-name="P22"/>
      <text:p text:style-name="P27"/>
      <text:p text:style-name="P27"/>
      <text:p text:style-name="P2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family-generic="roman" style:font-pitch="variable" style:font-charset="x-symbol"/>
    <style:font-face style:name="Helvetica" svg:font-family="Helvetica, Arial, sans-serif"/>
    <style:font-face style:name="OpenSymbol" svg:font-family="OpenSymbol"/>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Arial2" svg:font-family="Arial" style:font-family-generic="swiss"/>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ize="11pt" fo:font-weight="bold" style:font-name-asian="Times New Roman1" style:font-size-asian="11pt" style:font-weight-asian="bold" style:font-name-complex="Times New Roman1" style:font-size-complex="11pt"/>
    </style:style>
    <style:style style:name="MT2" style:family="text">
      <style:text-properties style:font-name="Times New Roman" fo:font-weight="bold" style:font-weight-asian="bold"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INTEGRATED DASHBOARD FOR PLACEMENTS</text:span><text:span text:style-name="MT2"> <text:s text:c="59"/>20BSC030</text:span></text:p>
      </style:header>
      <style:footer>
        <text:p text:style-name="Footer">B.Sc-Computer Science (2020 – 2023), Dept. Computer Science, VLB Janakiammal CAS.</text:p>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vind</meta:initial-creator>
    <dc:creator>CG-vak </dc:creator>
    <meta:editing-cycles>15</meta:editing-cycles>
    <meta:creation-date>2022-04-11T09:08:00</meta:creation-date>
    <dc:date>2023-02-02T14:07:17.05</dc:date>
    <meta:editing-duration>PT25M35S</meta:editing-duration>
    <meta:generator>OpenOffice/4.0.1$Win32 OpenOffice.org_project/401m5$Build-9714</meta:generator>
    <meta:document-statistic meta:table-count="5" meta:image-count="0" meta:object-count="0" meta:page-count="18" meta:paragraph-count="292" meta:word-count="4250" meta:character-count="258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